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5F0000013D80B6826C.png"/>
  <manifest:file-entry manifest:media-type="image/png" manifest:full-path="Pictures/10000000000003D300000200F39596AE.png"/>
  <manifest:file-entry manifest:media-type="image/png" manifest:full-path="Pictures/100002010000035400000350A0A03637.png"/>
  <manifest:file-entry manifest:media-type="image/png" manifest:full-path="Pictures/1000000000000579000003712349D168.png"/>
  <manifest:file-entry manifest:media-type="image/png" manifest:full-path="Pictures/10000201000004B3000003D332C9B178.png"/>
  <manifest:file-entry manifest:media-type="image/png" manifest:full-path="Pictures/100000000000026E0000019062963C2D.png"/>
  <manifest:file-entry manifest:media-type="image/png" manifest:full-path="Pictures/1000020100000374000002646C8E5241.png"/>
  <manifest:file-entry manifest:media-type="" manifest:full-path="Pictures/2000000700002E7900000252CED3D2EA.svm"/>
  <manifest:file-entry manifest:media-type="image/png" manifest:full-path="Pictures/10000000000007800000043800277FEC.png"/>
  <manifest:file-entry manifest:media-type="image/png" manifest:full-path="Pictures/10000201000001EF00000183C1234850.png"/>
  <manifest:file-entry manifest:media-type="image/png" manifest:full-path="Pictures/10000201000002B4000001B0D89FD125.png"/>
  <manifest:file-entry manifest:media-type="image/png" manifest:full-path="Pictures/1000020100000374000002643881B09A.png"/>
  <manifest:file-entry manifest:media-type="image/png" manifest:full-path="Pictures/1000000000000403000003A3BA856728.png"/>
  <manifest:file-entry manifest:media-type="" manifest:full-path="Pictures/2000000700003A21000002128B58D8E8.svm"/>
  <manifest:file-entry manifest:media-type="" manifest:full-path="Pictures/200000070000206A0000075DCFFDA779.svm"/>
  <manifest:file-entry manifest:media-type="image/png" manifest:full-path="Pictures/10000201000009600000018F03127FC6.png"/>
  <manifest:file-entry manifest:media-type="image/png" manifest:full-path="Pictures/1000000000000315000001575505A5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text-properties fo:language="en" fo:country="US"/>
    </style:style>
    <style:style style:name="P2" style:family="paragraph" style:parent-style-name="Kein_20_Leerraum">
      <style:paragraph-properties fo:text-align="end" style:justify-single-word="false"/>
    </style:style>
    <style:style style:name="P3" style:family="paragraph" style:parent-style-name="Kein_20_Leerraum">
      <style:paragraph-properties fo:text-align="end" style:justify-single-word="false"/>
      <style:text-properties fo:color="#595959" fo:font-size="9pt" style:font-size-asian="9pt" style:font-size-complex="9pt"/>
    </style:style>
    <style:style style:name="P4" style:family="paragraph" style:parent-style-name="Kein_20_Leerraum">
      <style:paragraph-properties fo:text-align="end" style:justify-single-word="false"/>
      <style:text-properties fo:color="#595959" fo:font-size="10pt" style:font-size-asian="10pt" style:font-size-complex="10pt"/>
    </style:style>
    <style:style style:name="P5" style:family="paragraph" style:parent-style-name="Standard">
      <style:paragraph-properties fo:text-align="end" style:justify-single-word="false"/>
    </style:style>
    <style:style style:name="P6" style:family="paragraph" style:parent-style-name="Standard">
      <style:text-properties fo:language="en" fo:country="US"/>
    </style:style>
    <style:style style:name="P7" style:family="paragraph" style:parent-style-name="Standard">
      <style:text-properties fo:language="en" fo:country="US" style:language-asian="de" style:country-asian="DE"/>
    </style:style>
    <style:style style:name="P8" style:family="paragraph" style:parent-style-name="Standard">
      <style:paragraph-properties fo:text-align="center" style:justify-single-word="false"/>
    </style:style>
    <style:style style:name="P9" style:family="paragraph" style:parent-style-name="Standard">
      <style:text-properties fo:color="#78230c" fo:language="en" fo:country="US" fo:font-style="italic" style:font-style-asian="italic" style:font-style-complex="italic"/>
    </style:style>
    <style:style style:name="P10" style:family="paragraph" style:parent-style-name="Standard">
      <style:text-properties fo:language="en" fo:country="AU"/>
    </style:style>
    <style:style style:name="P11" style:family="paragraph" style:parent-style-name="Standard">
      <style:text-properties fo:font-size="6pt" fo:language="en" fo:country="US" style:font-size-asian="6pt" style:font-size-complex="6pt"/>
    </style:style>
    <style:style style:name="P12" style:family="paragraph" style:parent-style-name="Verzeichnis_20_3">
      <style:paragraph-properties fo:margin-left="0cm" fo:margin-right="0cm" fo:text-indent="0cm" style:auto-text-indent="false">
        <style:tab-stops>
          <style:tab-stop style:position="15.901cm" style:type="right" style:leader-style="dotted" style:leader-text="."/>
        </style:tab-stops>
      </style:paragraph-properties>
    </style:style>
    <style:style style:name="P13" style:family="paragraph" style:parent-style-name="Standard">
      <style:paragraph-properties fo:margin-top="0cm" fo:margin-bottom="0cm"/>
    </style:style>
    <style:style style:name="P14" style:family="paragraph" style:parent-style-name="Standard">
      <style:paragraph-properties fo:margin-top="0cm" fo:margin-bottom="0cm" fo:line-height="100%"/>
    </style:style>
    <style:style style:name="P15" style:family="paragraph" style:parent-style-name="Standard">
      <style:paragraph-properties fo:margin-top="0cm" fo:margin-bottom="0cm"/>
      <style:text-properties fo:language="en" fo:country="US"/>
    </style:style>
    <style:style style:name="P16" style:family="paragraph" style:parent-style-name="Standard">
      <style:paragraph-properties fo:margin-top="0cm" fo:margin-bottom="0cm"/>
      <style:text-properties style:font-name="Courier New" fo:font-size="8pt" fo:language="en" fo:country="US" fo:font-weight="bold" style:font-size-asian="8pt" style:font-weight-asian="bold" style:font-name-complex="Courier New" style:font-size-complex="8pt" style:font-weight-complex="bold"/>
    </style:style>
    <style:style style:name="P17" style:family="paragraph" style:parent-style-name="Standard">
      <style:paragraph-properties fo:margin-top="0cm" fo:margin-bottom="0cm"/>
      <style:text-properties fo:font-size="6pt" fo:language="en" fo:country="US" style:font-size-asian="6pt" style:font-size-complex="6pt"/>
    </style:style>
    <style:style style:name="P18" style:family="paragraph" style:parent-style-name="Code">
      <style:paragraph-properties fo:margin-top="0cm" fo:margin-bottom="0cm"/>
    </style:style>
    <style:style style:name="P19" style:family="paragraph" style:parent-style-name="Code">
      <style:paragraph-properties fo:margin-top="0cm" fo:margin-bottom="0cm"/>
      <style:text-properties fo:language="de" fo:country="DE"/>
    </style:style>
    <style:style style:name="P20" style:family="paragraph" style:parent-style-name="Code">
      <style:paragraph-properties fo:margin-left="1.249cm" fo:margin-right="0cm" fo:text-indent="0cm" style:auto-text-indent="false">
        <style:tab-stops/>
      </style:paragraph-properties>
    </style:style>
    <style:style style:name="P21" style:family="paragraph" style:parent-style-name="Standard">
      <style:paragraph-properties fo:margin-left="1.249cm" fo:margin-right="0cm" fo:text-indent="0cm" style:auto-text-indent="false"/>
    </style:style>
    <style:style style:name="P22" style:family="paragraph" style:parent-style-name="Standard">
      <style:paragraph-properties fo:margin-left="1.249cm" fo:margin-right="0cm" fo:text-indent="0cm" style:auto-text-indent="false"/>
      <style:text-properties fo:language="en" fo:country="US"/>
    </style:style>
    <style:style style:name="P23" style:family="paragraph" style:parent-style-name="Text_20_body">
      <style:text-properties fo:language="en" fo:country="US" fo:background-color="#ffff00"/>
    </style:style>
    <style:style style:name="P24" style:family="paragraph" style:parent-style-name="Standard">
      <style:paragraph-properties fo:margin-left="1.27cm" fo:margin-right="0cm" fo:text-indent="0cm" style:auto-text-indent="false">
        <style:tab-stops/>
      </style:paragraph-properties>
    </style:style>
    <style:style style:name="P25" style:family="paragraph" style:parent-style-name="Standard">
      <style:paragraph-properties fo:margin-left="1.27cm" fo:margin-right="0cm" fo:text-indent="0cm" style:auto-text-indent="false">
        <style:tab-stops/>
      </style:paragraph-properties>
      <style:text-properties style:font-name="Courier New" fo:language="en" fo:country="US" fo:font-weight="bold" style:font-weight-asian="bold" style:font-name-complex="Courier New" style:font-weight-complex="bold"/>
    </style:style>
    <style:style style:name="P26" style:family="paragraph" style:parent-style-name="Standard">
      <style:paragraph-properties fo:margin-left="1.27cm" fo:margin-right="0cm" fo:margin-top="0cm" fo:margin-bottom="0cm" fo:text-indent="0cm" style:auto-text-indent="false">
        <style:tab-stops/>
      </style:paragraph-properties>
      <style:text-properties style:font-name="Courier New" fo:font-size="8pt" fo:language="en" fo:country="US" fo:font-weight="bold" style:font-size-asian="8pt" style:font-weight-asian="bold" style:font-name-complex="Courier New" style:font-size-complex="8pt" style:font-weight-complex="bold"/>
    </style:style>
    <style:style style:name="P27" style:family="paragraph" style:parent-style-name="Standard_20__28_Web_29_">
      <style:paragraph-properties fo:margin-top="0.423cm" fo:margin-bottom="0cm" fo:background-color="#ffffff">
        <style:background-image/>
      </style:paragraph-properties>
    </style:style>
    <style:style style:name="P28" style:family="paragraph" style:parent-style-name="Standard_20__28_Web_29_">
      <style:paragraph-properties fo:margin-top="0.423cm" fo:margin-bottom="0cm" fo:hyphenation-ladder-count="no-limit" fo:background-color="#ffffff">
        <style:background-image/>
      </style:paragraph-properties>
      <style:text-properties fo:hyphenate="false" fo:hyphenation-remain-char-count="0" fo:hyphenation-push-char-count="0"/>
    </style:style>
    <style:style style:name="P29" style:family="paragraph" style:parent-style-name="Standard_20__28_Web_29_">
      <style:paragraph-properties fo:margin-left="0.736cm" fo:margin-right="0cm" fo:margin-top="0.423cm" fo:margin-bottom="0cm" fo:hyphenation-ladder-count="no-limit" fo:text-indent="0cm" style:auto-text-indent="false" fo:background-color="#ffffff">
        <style:tab-stops/>
        <style:background-image/>
      </style:paragraph-properties>
      <style:text-properties fo:language="en" fo:country="US" fo:hyphenate="false" fo:hyphenation-remain-char-count="0" fo:hyphenation-push-char-count="0"/>
    </style:style>
    <style:style style:name="P30" style:family="paragraph" style:parent-style-name="Standard">
      <style:paragraph-properties fo:margin-left="0.635cm" fo:margin-right="0cm" fo:text-indent="0cm" style:auto-text-indent="false">
        <style:tab-stops/>
      </style:paragraph-properties>
      <style:text-properties fo:language="en" fo:country="US"/>
    </style:style>
    <style:style style:name="P31" style:family="paragraph" style:parent-style-name="Code">
      <style:text-properties fo:language="de" fo:country="DE"/>
    </style:style>
    <style:style style:name="P32" style:family="paragraph" style:parent-style-name="Verzeichnis_20_2">
      <style:paragraph-properties>
        <style:tab-stops>
          <style:tab-stop style:position="15.533cm" style:type="right" style:leader-style="dotted" style:leader-text="."/>
        </style:tab-stops>
      </style:paragraph-properties>
    </style:style>
    <style:style style:name="P33" style:family="paragraph" style:parent-style-name="Verzeichnis_20_1">
      <style:paragraph-properties>
        <style:tab-stops>
          <style:tab-stop style:position="15.921cm" style:type="right" style:leader-style="dotted" style:leader-text="."/>
        </style:tab-stops>
      </style:paragraph-properties>
    </style:style>
    <style:style style:name="P34" style:family="paragraph" style:parent-style-name="Standard" style:master-page-name="MPF0">
      <style:paragraph-properties style:page-number="auto" fo:break-before="page"/>
    </style:style>
    <style:style style:name="P35" style:family="paragraph" style:parent-style-name="Standard" style:list-style-name="L5"/>
    <style:style style:name="P36" style:family="paragraph" style:parent-style-name="Standard">
      <style:text-properties fo:color="#78230c" fo:language="en" fo:country="US" fo:font-style="italic" style:font-style-asian="italic" style:font-style-complex="italic"/>
    </style:style>
    <style:style style:name="P37" style:family="paragraph" style:parent-style-name="Standard" style:list-style-name="WWNum15">
      <style:paragraph-properties fo:margin-left="0cm" fo:margin-right="0cm" fo:margin-top="0cm" fo:margin-bottom="0cm" fo:line-height="100%" fo:orphans="0" fo:widows="0" fo:hyphenation-ladder-count="no-limit" fo:text-indent="0cm" style:auto-text-indent="false">
        <style:tab-stops/>
      </style:paragraph-properties>
      <style:text-properties fo:hyphenate="false" fo:hyphenation-remain-char-count="0" fo:hyphenation-push-char-count="0"/>
    </style:style>
    <style:style style:name="P38" style:family="paragraph" style:parent-style-name="Standard" style:list-style-name="WWNum15">
      <style:paragraph-properties fo:margin-left="0cm" fo:margin-right="0cm" fo:margin-top="0cm" fo:margin-bottom="0cm" fo:line-height="100%" fo:orphans="0" fo:widows="0" fo:hyphenation-ladder-count="no-limit" fo:text-indent="0cm" style:auto-text-indent="false" fo:background-color="transparent">
        <style:tab-stops/>
        <style:background-image/>
      </style:paragraph-properties>
      <style:text-properties fo:hyphenate="false" fo:hyphenation-remain-char-count="0" fo:hyphenation-push-char-count="0"/>
    </style:style>
    <style:style style:name="P39" style:family="paragraph" style:parent-style-name="Überschrift_20_1">
      <style:text-properties fo:language="en" fo:country="US"/>
    </style:style>
    <style:style style:name="P40" style:family="paragraph" style:parent-style-name="Überschrift_20_2">
      <style:text-properties fo:language="en" fo:country="US"/>
    </style:style>
    <style:style style:name="P41" style:family="paragraph" style:parent-style-name="Listenabsatz" style:list-style-name="L1">
      <style:paragraph-properties fo:margin-top="0cm" fo:margin-bottom="0cm"/>
    </style:style>
    <style:style style:name="P42" style:family="paragraph" style:parent-style-name="Listenabsatz" style:list-style-name="L1">
      <style:paragraph-properties fo:margin-top="0cm" fo:margin-bottom="0cm"/>
      <style:text-properties fo:language="en" fo:country="US"/>
    </style:style>
    <style:style style:name="P43" style:family="paragraph" style:parent-style-name="Listenabsatz" style:list-style-name="L2">
      <style:paragraph-properties fo:margin-top="0cm" fo:margin-bottom="0cm" fo:line-height="100%"/>
      <style:text-properties fo:language="en" fo:country="US"/>
    </style:style>
    <style:style style:name="P44" style:family="paragraph" style:parent-style-name="Listenabsatz" style:list-style-name="L3">
      <style:paragraph-properties fo:margin-top="0cm" fo:margin-bottom="0cm"/>
      <style:text-properties fo:language="en" fo:country="US"/>
    </style:style>
    <style:style style:name="P45" style:family="paragraph" style:parent-style-name="Listenabsatz" style:list-style-name="L4">
      <style:paragraph-properties fo:margin-top="0cm" fo:margin-bottom="0cm"/>
      <style:text-properties fo:language="en" fo:country="US"/>
    </style:style>
    <style:style style:name="P46" style:family="paragraph" style:parent-style-name="Listenabsatz" style:list-style-name="L7">
      <style:paragraph-properties fo:margin-top="0cm" fo:margin-bottom="0cm"/>
      <style:text-properties fo:language="en" fo:country="US"/>
    </style:style>
    <style:style style:name="P47" style:family="paragraph" style:parent-style-name="Listenabsatz" style:list-style-name="L8">
      <style:paragraph-properties fo:margin-top="0cm" fo:margin-bottom="0cm"/>
      <style:text-properties fo:language="en" fo:country="US"/>
    </style:style>
    <style:style style:name="P48" style:family="paragraph" style:parent-style-name="Listenabsatz" style:list-style-name="L3">
      <style:paragraph-properties fo:margin-top="0cm" fo:margin-bottom="0cm"/>
      <style:text-properties fo:font-size="6pt" fo:language="en" fo:country="US" style:font-size-asian="6pt" style:font-size-complex="6pt"/>
    </style:style>
    <style:style style:name="P49" style:family="paragraph" style:parent-style-name="Listenabsatz" style:list-style-name="L4">
      <style:paragraph-properties fo:margin-top="0cm" fo:margin-bottom="0cm"/>
      <style:text-properties fo:font-size="6pt" fo:language="en" fo:country="US" style:font-size-asian="6pt" style:font-size-complex="6pt"/>
    </style:style>
    <style:style style:name="P50" style:family="paragraph" style:parent-style-name="Listenabsatz" style:list-style-name="L7">
      <style:paragraph-properties fo:margin-top="0cm" fo:margin-bottom="0cm"/>
    </style:style>
    <style:style style:name="P51" style:family="paragraph" style:parent-style-name="Listenabsatz" style:list-style-name="L8">
      <style:paragraph-properties fo:margin-top="0cm" fo:margin-bottom="0cm"/>
    </style:style>
    <style:style style:name="P52" style:family="paragraph" style:parent-style-name="Listenabsatz" style:list-style-name="WWNum15">
      <style:paragraph-properties fo:margin-left="1.371cm" fo:margin-right="0cm" fo:margin-top="0cm" fo:margin-bottom="0cm" fo:line-height="100%" fo:orphans="0" fo:widows="0" fo:hyphenation-ladder-count="no-limit" fo:text-indent="0cm" style:auto-text-indent="false">
        <style:tab-stops/>
      </style:paragraph-properties>
      <style:text-properties fo:language="en" fo:country="US" fo:hyphenate="false" fo:hyphenation-remain-char-count="0" fo:hyphenation-push-char-count="0"/>
    </style:style>
    <style:style style:name="P53" style:family="paragraph" style:parent-style-name="Listenabsatz" style:list-style-name="WWNum15">
      <style:paragraph-properties fo:margin-left="1.371cm" fo:margin-right="0cm" fo:margin-top="0cm" fo:margin-bottom="0cm" fo:line-height="100%" fo:orphans="0" fo:widows="0" fo:hyphenation-ladder-count="no-limit" fo:text-indent="0cm" style:auto-text-indent="false">
        <style:tab-stops/>
      </style:paragraph-properties>
      <style:text-properties fo:hyphenate="false" fo:hyphenation-remain-char-count="0" fo:hyphenation-push-char-count="0"/>
    </style:style>
    <style:style style:name="P54" style:family="paragraph" style:parent-style-name="Standard_20__28_Web_29_" style:list-style-name="L6">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55" style:family="paragraph" style:parent-style-name="Standard_20__28_Web_29_" style:list-style-name="WWNum15">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T1" style:family="text">
      <style:text-properties fo:language="en" fo:country="US"/>
    </style:style>
    <style:style style:name="T2" style:family="text">
      <style:text-properties fo:language="en" fo:country="US" fo:background-color="#d3d3d3"/>
    </style:style>
    <style:style style:name="T3" style:family="text">
      <style:text-properties fo:language="en" fo:country="US" fo:background-color="transparent"/>
    </style:style>
    <style:style style:name="T4" style:family="text">
      <style:text-properties fo:language="en" fo:country="US" fo:font-weight="bold" style:font-weight-asian="bold" style:font-weight-complex="bold"/>
    </style:style>
    <style:style style:name="T5" style:family="text">
      <style:text-properties fo:language="en" fo:country="US" fo:font-weight="bold" style:language-asian="de" style:country-asian="DE" style:font-weight-asian="bold" style:font-weight-complex="bold"/>
    </style:style>
    <style:style style:name="T6" style:family="text">
      <style:text-properties fo:language="en" fo:country="US" style:language-asian="de" style:country-asian="DE"/>
    </style:style>
    <style:style style:name="T7" style:family="text">
      <style:text-properties fo:color="#595959" fo:font-size="14pt" style:font-size-asian="14pt" style:font-size-complex="14pt"/>
    </style:style>
    <style:style style:name="T8" style:family="text">
      <style:text-properties fo:text-transform="uppercase" fo:color="#c00000" fo:font-size="20pt" fo:language="en" fo:country="US" fo:font-weight="bold" style:font-size-asian="20pt" style:font-weight-asian="bold" style:font-size-complex="20pt"/>
    </style:style>
    <style:style style:name="T9" style:family="text">
      <style:text-properties fo:color="#404040" fo:font-size="18pt" fo:language="en" fo:country="US" style:font-size-asian="18pt" style:font-size-complex="18pt"/>
    </style:style>
    <style:style style:name="T10" style:family="text">
      <style:text-properties style:font-name="Times New Roman" fo:font-size="12pt" fo:language="en" fo:country="US" style:font-size-asian="12pt" style:language-asian="de" style:country-asian="DE" style:font-name-complex="Times New Roman" style:font-size-complex="12pt"/>
    </style:style>
    <style:style style:name="T11" style:family="text">
      <style:text-properties fo:color="#78230c" fo:language="en" fo:country="US" fo:font-style="italic" style:font-style-asian="italic" style:font-style-complex="italic"/>
    </style:style>
    <style:style style:name="T12" style:family="text">
      <style:text-properties fo:color="#78230c" fo:language="en" fo:country="US" fo:font-style="italic" style:language-asian="de" style:country-asian="CH" style:font-style-asian="italic" style:font-style-complex="italic"/>
    </style:style>
    <style:style style:name="T13" style:family="text">
      <style:text-properties style:use-window-font-color="true" fo:language="en" fo:country="US"/>
    </style:style>
    <style:style style:name="T14" style:family="text">
      <style:text-properties fo:color="#24292f" fo:language="en" fo:country="US" style:language-asian="de" style:country-asian="CH"/>
    </style:style>
    <style:style style:name="T15" style:family="text">
      <style:text-properties fo:color="#24292f" fo:language="en" fo:country="US" fo:font-style="italic" style:language-asian="de" style:country-asian="CH" style:font-style-asian="italic" style:font-style-complex="italic"/>
    </style:style>
    <style:style style:name="T16" style:family="text">
      <style:text-properties fo:color="#24292f" fo:language="en" fo:country="US" fo:font-style="italic" fo:font-weight="bold" style:language-asian="de" style:country-asian="CH" style:font-style-asian="italic" style:font-weight-asian="bold" style:font-style-complex="italic" style:font-weight-complex="bold"/>
    </style:style>
    <style:style style:name="T17" style:family="text">
      <style:text-properties fo:color="#24292f" style:font-name="Consolas" fo:language="en" fo:country="US"/>
    </style:style>
    <style:style style:name="T18" style:family="text">
      <style:text-properties fo:color="#24292f" style:font-name="Consolas" fo:language="en" fo:country="US" style:font-name-asian="Calibri"/>
    </style:style>
    <style:style style:name="T19" style:family="text">
      <style:text-properties fo:language="en" fo:country="AU"/>
    </style:style>
    <style:style style:name="T20" style:family="text">
      <style:text-properties style:font-name="Courier New" fo:font-size="8pt" fo:language="en" fo:country="US" fo:font-weight="bold" style:font-size-asian="8pt" style:font-weight-asian="bold" style:font-name-complex="Courier New" style:font-size-complex="8pt" style:font-weight-complex="bold"/>
    </style:style>
    <style:style style:name="T21" style:family="text">
      <style:text-properties style:font-name="Courier New" fo:font-size="7pt" fo:language="en" fo:country="US" fo:font-weight="bold" style:font-size-asian="7pt" style:font-weight-asian="bold" style:font-size-complex="7pt" style:font-weight-complex="bold"/>
    </style:style>
    <style:style style:name="T22" style:family="text">
      <style:text-properties style:font-name="Courier New" fo:font-size="7pt" fo:font-weight="bold" style:font-size-asian="7pt" style:font-weight-asian="bold" style:font-size-complex="7pt" style:font-weight-complex="bold"/>
    </style:style>
    <style:style style:name="T23" style:family="text">
      <style:text-properties style:font-name="Arial" fo:font-size="10pt" fo:language="en" fo:country="US" fo:font-weight="bold" style:font-size-asian="10pt" style:font-weight-asian="bold" style:font-name-complex="Arial" style:font-size-complex="10pt" style:font-weight-complex="bold"/>
    </style:style>
    <style:style style:name="T24" style:family="text">
      <style:text-properties style:font-name="Arial" fo:font-size="10pt" fo:language="en" fo:country="US" style:font-size-asian="10pt" style:font-name-complex="Arial" style:font-size-complex="10pt"/>
    </style:style>
    <style:style style:name="T25" style:family="text">
      <style:text-properties style:language-asian="de" style:country-asian="DE"/>
    </style:style>
    <style:style style:name="T26" style:family="text">
      <style:text-properties fo:font-variant="normal" fo:text-transform="none" fo:color="#000000" fo:font-size="32pt" fo:language="en" fo:country="US" fo:font-weight="bold" style:font-size-asian="32pt" style:font-weight-asian="bold" style:font-size-complex="32pt"/>
    </style:style>
    <style:style style:name="T27" style:family="text">
      <style:text-properties fo:font-weight="bold" style:font-weight-asian="bold" style:font-weight-complex="bold"/>
    </style:style>
    <style:style style:name="T28" style:family="text">
      <style:text-properties fo:font-size="6pt" style:font-size-asian="6pt" style:font-size-complex="6pt"/>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style:background-transparency="100%" fo:padding-left="4.445cm" fo:padding-right="1.905cm" fo:padding-top="0cm" fo:padding-bottom="0cm" fo:border="none" style:writing-mode="lr-tb">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e84c22" draw:opacity="100%" fo:min-height="0cm" fo:min-width="0cm" style:run-through="background"/>
    </style:style>
    <style:style style:name="gr3" style:family="graphic">
      <style:graphic-properties draw:stroke="none" draw:fill="bitmap" draw:fill-image-name="a1" draw:opacity="100%" style:repeat="stretch" fo:min-height="0cm" fo:min-width="0cm" style:run-through="background"/>
    </style:style>
    <style:style style:name="gr4" style:family="graphic">
      <style:graphic-properties draw:stroke="none" svg:stroke-color="#000000" draw:fill="none" draw:fill-color="#ffffff" fo:min-height="1.757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266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794cm" style:run-through="foreground" style:wrap="run-through" style:number-wrapped-paragraphs="no-limit" style:vertical-pos="from-top" style:vertical-rel="page"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graphics3" text:anchor-type="page" text:anchor-page-number="7" svg:x="15.841cm" svg:y="27.977cm" svg:width="2.208cm" svg:height="0.503cm" draw:z-index="23">
        <draw:image xlink:href="Pictures/200000070000206A0000075DCFFDA779.svm" xlink:type="simple" xlink:show="embed" xlink:actuate="onLoad"/>
      </draw:frame>
      <draw:frame draw:style-name="fr4" draw:name="graphics4" text:anchor-type="page" text:anchor-page-number="7" svg:x="12.541cm" svg:y="28.587cm" svg:width="5.249cm" svg:height="0.187cm" draw:z-index="24">
        <draw:image xlink:href="Pictures/2000000700003A21000002128B58D8E8.svm" xlink:type="simple" xlink:show="embed" xlink:actuate="onLoad"/>
      </draw:frame>
      <draw:frame text:anchor-type="page" text:anchor-page-number="7" draw:z-index="22" draw:style-name="gr8" svg:width="15.932cm" svg:height="0.973cm" svg:x="2.715cm" svg:y="27.406cm">
        <draw:text-box>
          <text:p>* Remeber that the database takes longer to start if it needs to load previous content.</text:p>
          <text:p><text:s text:c="3"/>This can lead to error messages, if starting 'sbt run' before the database is ready</text:p>
        </draw:text-box>
      </draw:frame>
      <text:p text:style-name="P34"><draw:frame draw:style-name="fr1" draw:name="Textfeld 152" text:anchor-type="paragraph" svg:x="0.619cm" svg:y="24.294cm" svg:width="19.763cm" style:rel-width="scale" svg:height="2.709cm" style:rel-height="scale" draw:z-index="11"><draw:text-box><text:p text:style-name="P2"><text:span text:style-name="Absatz-Standardschriftart"><text:span text:style-name="T7">Jesko Lamm, Axel Berres, Tim Weilkiens</text:span></text:span></text:p><text:p text:style-name="P3">fas@gfse.de</text:p></draw:text-box></draw:frame><draw:frame draw:style-name="fr1" draw:name="Textfeld 153" text:anchor-type="paragraph" svg:x="0.619cm" svg:y="20.791cm" svg:width="19.763cm" style:rel-width="scale" svg:height="0.448cm" style:rel-height="scale" draw:z-index="12"><draw:text-box><text:p text:style-name="P4"/></draw:text-box></draw:frame><draw:frame draw:style-name="fr1" draw:name="Textfeld 154" text:anchor-type="paragraph" svg:x="0.619cm" svg:y="8.909cm" svg:width="19.763cm" style:rel-width="scale" svg:height="10.763cm" style:rel-height="scale" draw:z-index="0"><draw:text-box><text:p text:style-name="P5"><text:span text:style-name="Absatz-Standardschriftart"><text:span text:style-name="T8">FUNCTIONAL ARCHITECTURES <text:line-break/>Working group OF </text:span></text:span></text:p><text:p text:style-name="P5"><text:span text:style-name="Absatz-Standardschriftart"><text:span text:style-name="T8">GESELLSCHAFT FÜR </text:span></text:span></text:p><text:p text:style-name="P5"><text:span text:style-name="Absatz-Standardschriftart"><text:span text:style-name="T8">SYSTEMS ENGINEERING e.V.<text:line-break/></text:span></text:span></text:p><text:p text:style-name="P5"><text:span text:style-name="Absatz-Standardschriftart"><text:span text:style-name="T26">How to set up a SysML v2<text:line-break/>pilot installation<text:line-break/>on Windows</text:span></text:span></text:p><text:p text:style-name="P5"><text:span text:style-name="Absatz-Standardschriftart"><text:span text:style-name="T9"><text:s text:c="5"/></text:span></text:span></text:p></draw:text-box></draw:frame><draw:g text:anchor-type="paragraph" draw:z-index="13" draw:name="Gruppe 149" draw:style-name="gr1"><draw:custom-shape draw:name="Rechteck 51" draw:style-name="gr2" svg:width="19.76cm" svg:height="3.335cm" svg:x="0.619cm" svg:y="0.683cm"><text:p/><draw:enhanced-geometry svg:viewBox="0 0 7312660 1129665" draw:text-areas="?f24 ?f26 ?f25 ?f27" draw:glue-points="?f28 ?f29 ?f30 ?f29 ?f30 ?f31 ?f32 ?f33 ?f28 ?f34 ?f28 ?f29" draw:type="non-primitive" draw:enhanced-path="M ?f0 ?f0 L ?f1 ?f0 ?f1 ?f2 ?f3 ?f4 ?f0 ?f5 ?f0 ?f0 Z N"><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draw:name="Rechteck 151" draw:style-name="gr3" svg:width="19.76cm" svg:height="3.589cm" svg:x="0.619cm" svg:y="0.683cm"><text:p/><draw:enhanced-geometry svg:viewBox="0 0 21600 21600" draw:type="non-primitive" draw:enhanced-path="M 0 0 L 21600 0 21600 21600 0 21600 Z N"/></draw:custom-shape></draw:g><text:span text:style-name="Absatz-Standardschriftart"><text:span text:style-name="T1"/></text:span></text:p>
      <text:p text:style-name="Standard"/>
      <text:p text:style-name="P1"/>
      <text:p text:style-name="Standard">Copyright 2023 Gesellschaft für Systems Engineering e.V. (GfSE)</text:p>
      <text:p text:style-name="P6">Licensed under the Apache License, Version 2.0 (the "License"); you may not use this file except in compliance with the License. You may obtain a copy of the License at http://www.apache.org/licenses/LICENSE-2.0 <text:s/></text:p>
      <text:p text:style-name="P6">Unless required by applicable law or agreed to in writing, software distributed under the License is distributed on an "AS IS" BASIS, WITHOUT WARRANTIES OR CONDITIONS OF ANY KIND, either express or implied.</text:p>
      <text:p text:style-name="P6">See the License for the specific language governing permissions and limitations under the License.</text:p>
      <text:p text:style-name="Standard"><text:span text:style-name="Absatz-Standardschriftart"><text:span text:style-name="T2"><text:s/></text:span></text:span></text:p>
      <text:h text:style-name="P39" text:outline-level="1"><text:bookmark-start text:name="_Toc131062003"/><text:bookmark-start text:name="__RefHeading__1100_813099022"/>Table of contents<text:bookmark-end text:name="_Toc131062003"/><text:bookmark-end text:name="__RefHeading__1100_813099022"/></text:h>
      <text:table-of-content text:style-name="Sect1" text:name="_TOC0">
        <text:table-of-content-source text:outline-level="9" text:use-index-marks="false">
          <text:index-title-template text:style-name="Contents_20_Heading">Table of Content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Verzeichnis_20_3">
            <text:index-entry-link-start/>
            <text:index-entry-text/>
            <text:index-entry-tab-stop style:type="right" style:leader-char="."/>
            <text:index-entry-page-number/>
            <text:index-entry-link-end/>
          </text:table-of-content-entry-template>
          <text:table-of-content-entry-template text:outline-level="4" text:style-name="Verzeichnis_20_4">
            <text:index-entry-link-start/>
            <text:index-entry-text/>
            <text:index-entry-tab-stop style:type="right" style:leader-char="."/>
            <text:index-entry-page-number/>
            <text:index-entry-link-end/>
          </text:table-of-content-entry-template>
          <text:table-of-content-entry-template text:outline-level="5" text:style-name="Verzeichnis_20_5">
            <text:index-entry-link-start/>
            <text:index-entry-text/>
            <text:index-entry-tab-stop style:type="right" style:leader-char="."/>
            <text:index-entry-page-number/>
            <text:index-entry-link-end/>
          </text:table-of-content-entry-template>
          <text:table-of-content-entry-template text:outline-level="6" text:style-name="Verzeichnis_20_6">
            <text:index-entry-link-start/>
            <text:index-entry-text/>
            <text:index-entry-tab-stop style:type="right" style:leader-char="."/>
            <text:index-entry-page-number/>
            <text:index-entry-link-end/>
          </text:table-of-content-entry-template>
          <text:table-of-content-entry-template text:outline-level="7" text:style-name="Verzeichnis_20_7">
            <text:index-entry-link-start/>
            <text:index-entry-text/>
            <text:index-entry-tab-stop style:type="right" style:leader-char="."/>
            <text:index-entry-page-number/>
            <text:index-entry-link-end/>
          </text:table-of-content-entry-template>
          <text:table-of-content-entry-template text:outline-level="8" text:style-name="Verzeichnis_20_8">
            <text:index-entry-link-start/>
            <text:index-entry-text/>
            <text:index-entry-tab-stop style:type="right" style:leader-char="."/>
            <text:index-entry-page-number/>
            <text:index-entry-link-end/>
          </text:table-of-content-entry-template>
          <text:table-of-content-entry-template text:outline-level="9" text:style-name="Verzeichnis_20_9">
            <text:index-entry-link-start/>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33"><text:a xlink:type="simple" xlink:href="#__RefHeading__1100_813099022" text:style-name="Internet_20_link" text:visited-style-name="Visited_20_Internet_20_Link">Table of contents<text:tab/>3</text:a></text:p>
          <text:p text:style-name="P33"><text:a xlink:type="simple" xlink:href="#__RefHeading__1102_813099022" text:style-name="Internet_20_link" text:visited-style-name="Visited_20_Internet_20_Link">Scope and Preconditions<text:tab/>4</text:a></text:p>
          <text:p text:style-name="P32"><text:a xlink:type="simple" xlink:href="#__RefHeading__1104_813099022" text:style-name="Internet_20_link" text:visited-style-name="Visited_20_Internet_20_Link">Scope<text:tab/>4</text:a></text:p>
          <text:p text:style-name="P32"><text:a xlink:type="simple" xlink:href="#__RefHeading__1108_813099022" text:style-name="Internet_20_link" text:visited-style-name="Visited_20_Internet_20_Link">Preconditions<text:tab/>4</text:a></text:p>
          <text:p text:style-name="P33"><text:a xlink:type="simple" xlink:href="#__RefHeading__1110_813099022" text:style-name="Internet_20_link" text:visited-style-name="Visited_20_Internet_20_Link">Preparation<text:tab/>5</text:a></text:p>
          <text:p text:style-name="P32"><text:a xlink:type="simple" xlink:href="#__RefHeading__1112_813099022" text:style-name="Internet_20_link" text:visited-style-name="Visited_20_Internet_20_Link">Get a postgres image<text:tab/>5</text:a></text:p>
          <text:p text:style-name="P32"><text:a xlink:type="simple" xlink:href="#__RefHeading__1114_813099022" text:style-name="Internet_20_link" text:visited-style-name="Visited_20_Internet_20_Link">Start the container<text:tab/>5</text:a></text:p>
          <text:p text:style-name="P32"><text:a xlink:type="simple" xlink:href="#__RefHeading__1116_813099022" text:style-name="Internet_20_link" text:visited-style-name="Visited_20_Internet_20_Link">Check with a client<text:tab/>6</text:a></text:p>
          <text:p text:style-name="P32"><text:a xlink:type="simple" xlink:href="#__RefHeading__1122_813099022" text:style-name="Internet_20_link" text:visited-style-name="Visited_20_Internet_20_Link">In case the container should be deleted<text:tab/>6</text:a></text:p>
          <text:p text:style-name="P33"><text:a xlink:type="simple" xlink:href="#__RefHeading__1124_813099022" text:style-name="Internet_20_link" text:visited-style-name="Visited_20_Internet_20_Link">Providing a local SysML2 API service<text:tab/>7</text:a></text:p>
          <text:p text:style-name="P32"><text:a xlink:type="simple" xlink:href="#__RefHeading__1126_813099022" text:style-name="Internet_20_link" text:visited-style-name="Visited_20_Internet_20_Link">Restarting the service<text:tab/>7</text:a></text:p>
          <text:p text:style-name="P33"><text:a xlink:type="simple" xlink:href="#__RefHeading__1128_813099022" text:style-name="Internet_20_link" text:visited-style-name="Visited_20_Internet_20_Link">Testing the local SysML v2 API Pilot Service<text:tab/>9</text:a></text:p>
          <text:p text:style-name="P33"><text:a xlink:type="simple" xlink:href="#__RefHeading__1130_813099022" text:style-name="Internet_20_link" text:visited-style-name="Visited_20_Internet_20_Link">Run a sample python program to query for the created project<text:tab/>10</text:a></text:p>
          <text:p text:style-name="P33"><text:a xlink:type="simple" xlink:href="#__RefHeading__1132_813099022" text:style-name="Internet_20_link" text:visited-style-name="Visited_20_Internet_20_Link">Familiarize yourself with the Rest API<text:tab/>11</text:a></text:p>
          <text:p text:style-name="P33"><text:a xlink:type="simple" xlink:href="#__RefHeading__1134_813099022" text:style-name="Internet_20_link" text:visited-style-name="Visited_20_Internet_20_Link">Install the SysML v2 reference implementation<text:line-break/><text:tab/>12</text:a></text:p>
          <text:p text:style-name="P33"><text:a xlink:type="simple" xlink:href="#__RefHeading__1136_813099022" text:style-name="Internet_20_link" text:visited-style-name="Visited_20_Internet_20_Link">Try out the SysML v2 reference implementation<text:tab/>13</text:a></text:p>
          <text:p text:style-name="P33"><text:a xlink:type="simple" xlink:href="#__RefHeading__1138_813099022" text:style-name="Internet_20_link" text:visited-style-name="Visited_20_Internet_20_Link">Appendix A - How To, Docker Installation<text:tab/>15</text:a></text:p>
          <text:p text:style-name="P32"><text:a xlink:type="simple" xlink:href="#__RefHeading__1140_813099022" text:style-name="Internet_20_link" text:visited-style-name="Visited_20_Internet_20_Link">On Windows<text:tab/>15</text:a></text:p>
          <text:p text:style-name="P32"><text:a xlink:type="simple" xlink:href="#__RefHeading__1142_813099022" text:style-name="Internet_20_link" text:visited-style-name="Visited_20_Internet_20_Link">Install Linux Subsystem on Windows<text:tab/>16</text:a></text:p>
          <text:p text:style-name="P32"><text:a xlink:type="simple" xlink:href="#__RefHeading__1144_813099022" text:style-name="Internet_20_link" text:visited-style-name="Visited_20_Internet_20_Link">Manual Installation<text:tab/>16</text:a></text:p>
          <text:p text:style-name="P33"><text:a xlink:type="simple" xlink:href="#__RefHeading__1146_813099022" text:style-name="Internet_20_link" text:visited-style-name="Visited_20_Internet_20_Link">Appendix B - Installation of SBT <text:tab/>18</text:a></text:p>
          <text:p text:style-name="P32"><text:a xlink:type="simple" xlink:href="#__RefHeading__1148_813099022" text:style-name="Internet_20_link" text:visited-style-name="Visited_20_Internet_20_Link">Scoop installation<text:tab/>18</text:a></text:p>
          <text:p text:style-name="P32"><text:a xlink:type="simple" xlink:href="#__RefHeading__1150_813099022" text:style-name="Internet_20_link" text:visited-style-name="Visited_20_Internet_20_Link">Install sbt with scoop<text:tab/>18</text:a></text:p>
          <text:p text:style-name="P32"><text:a xlink:type="simple" xlink:href="#__RefHeading__1152_813099022" text:style-name="Internet_20_link" text:visited-style-name="Visited_20_Internet_20_Link">Windows<text:tab/>18</text:a></text:p>
          <text:p text:style-name="P33"><text:a xlink:type="simple" xlink:href="#__RefHeading__1154_813099022" text:style-name="Internet_20_link" text:visited-style-name="Visited_20_Internet_20_Link">Setting up Programming Environments<text:tab/>19</text:a></text:p>
          <text:p text:style-name="P32"><text:a xlink:type="simple" xlink:href="#__RefHeading__1156_813099022" text:style-name="Internet_20_link" text:visited-style-name="Visited_20_Internet_20_Link">Setting up Java<text:tab/>19</text:a></text:p>
        </text:index-body>
      </text:table-of-content>
      <text:p text:style-name="P12"/>
      <text:h text:style-name="Überschrift_20_1" text:outline-level="1"><text:bookmark-start text:name="__RefHeading__1102_813099022"/><text:bookmark-start text:name="_Toc130820027"/><text:bookmark-start text:name="_Toc130892973"/><text:bookmark-start text:name="_Toc131062004"/><text:span text:style-name="Überschrift_20_1_20_Zchn"><text:span text:style-name="T3">Scope </text:span></text:span><text:bookmark-end text:name="_Toc130820027"/><text:bookmark-end text:name="_Toc130892973"/><text:bookmark-end text:name="_Toc131062004"/><text:span text:style-name="Überschrift_20_1_20_Zchn"><text:span text:style-name="T3">and Preconditions</text:span></text:span><text:bookmark-end text:name="__RefHeading__1102_813099022"/></text:h>
      <text:h text:style-name="P40" text:outline-level="2"><text:bookmark-start text:name="_Toc130892974"/><text:bookmark-start text:name="_Toc131062005"/><text:bookmark-start text:name="__RefHeading__1104_813099022"/>Scope<text:bookmark-end text:name="_Toc130892974"/><text:bookmark-end text:name="_Toc131062005"/><text:bookmark-end text:name="__RefHeading__1104_813099022"/></text:h>
      <text:p text:style-name="P6">This document is provided <text:s/>for Windows operating systems. For Linux, a separate document is under preparation.</text:p>
      <text:p text:style-name="P6">This HowTo wants to show how to install and use the open source pilot implementation of SysML v2 locally. This is a required step to create, test, and use a functional architecture plugin for SysML v2.</text:p>
      <text:p text:style-name="Standard"><text:span text:style-name="Absatz-Standardschriftart"><text:span text:style-name="T1">This document describes how to set up the pilot environment as shown below, to use the FAS plugin for SysML v2 or to contribute to its development.</text:span></text:span></text:p>
      <text:p text:style-name="Standard"><draw:frame draw:style-name="fr2" draw:name="graphics1" text:anchor-type="paragraph" svg:x="0cm" svg:y="0cm" svg:width="15.921cm" svg:height="8.955cm" draw:z-index="14"><draw:image xlink:href="Pictures/10000000000007800000043800277FEC.png" xlink:type="simple" xlink:show="embed" xlink:actuate="onLoad"/></draw:frame><text:bookmark-start text:name="_Toc131062006"/><text:bookmark-start text:name="__RefHeading__1106_813099022"/><text:span text:style-name="Absatz-Standardschriftart"><text:span text:style-name="T1">The document refers to the manuals available on the GitHub pages of the SysML v2 pilot implementation. The manuals are combined into one how to. In addition, there are notes based on the experiences we made during the use.</text:span></text:span><text:bookmark-end text:name="__RefHeading__1106_813099022"/></text:p>
      <text:h text:style-name="P40" text:outline-level="2"><text:bookmark-end text:name="_Toc131062006"/><text:bookmark-start text:name="__RefHeading__1108_813099022"/>Preconditions<text:bookmark-end text:name="__RefHeading__1108_813099022"/></text:h>
      <text:p text:style-name="P6">Before starting to set up the environment, some programs must be installed. Furthermore, the source code for the SysML v2 Pilot implementation is required.</text:p>
      <text:p text:style-name="P6">The following list describes the programs that must be installed:</text:p>
      <text:list xml:id="list3260393193600263951" text:style-name="L1">
        <text:list-item>
          <text:p text:style-name="P41">Docker (https://www.docker.com/)</text:p>
        </text:list-item>
        <text:list-item>
          <text:p text:style-name="P42">Java JDK or OpenJDK 11 (https://openjdk.org/)</text:p>
        </text:list-item>
        <text:list-item>
          <text:p text:style-name="P42">Scala’s Simple Build Tool `sbt` (https://www.scala-sbt.org/index.html)</text:p>
        </text:list-item>
      </text:list>
      <text:p text:style-name="P6"/>
      <text:p text:style-name="P6">For detailed instructions we refer to the appendices.</text:p>
      <text:h text:style-name="P39" text:outline-level="1"><text:bookmark-start text:name="_Toc130820028"/><text:bookmark-start text:name="_Toc130892976"/><text:bookmark-start text:name="_Toc131062008"/><text:bookmark-start text:name="__RefHeading__1110_813099022"/>Preparation<text:bookmark-end text:name="__RefHeading__1110_813099022"/></text:h>
      <text:p text:style-name="P14"><text:span text:style-name="Absatz-Standardschriftart"><text:span text:style-name="T1">To provide a unique environment, docker was chosen to set up the database backend. The following instructions show the installation and startup instructions to run a PostgresSQL database in a docker container.</text:span></text:span><text:span text:style-name="Absatz-Standardschriftart"><text:span text:style-name="T10"> <text:s/></text:span></text:span><text:span text:style-name="Absatz-Standardschriftart"><text:span text:style-name="T1">If not done, first install docker as described in </text:span></text:span><text:span text:style-name="Absatz-Standardschriftart"><text:span text:style-name="T1"><text:bookmark-ref text:reference-format="text" text:ref-name="_Ref130820862">Appendix A - How To, Docker Installation</text:bookmark-ref></text:span></text:span><text:span text:style-name="Absatz-Standardschriftart"><text:span text:style-name="T1">. Make sure that Microsoft’s WSL (Windows Subsystem for Linux) is installed. It is available from Microsoft store.<text:line-break/></text:span></text:span></text:p>
      <text:p text:style-name="P6">To set up a Postgres database, the Postgres image needs to be loaded from docker hub and a database container needs to be set up.</text:p>
      <text:h text:style-name="P40" text:outline-level="2"><text:bookmark-start text:name="__RefHeading__1112_813099022"/>Get a postgres image<text:bookmark-end text:name="__RefHeading__1112_813099022"/></text:h>
      <text:p text:style-name="P6">Use the `docker pull` command to download the docker image for the latest version of PostgreSQL available on Docker Hub - https://hub.docker.com/_/postgres</text:p>
      <text:p text:style-name="P8"><text:span text:style-name="Absatz-Standardschriftart"><text:span text:style-name="T1"><draw:frame draw:style-name="fr3" draw:name="Grafik 14" text:anchor-type="as-char" svg:y="0cm" svg:width="5.928cm" style:rel-width="scale" svg:height="5.496cm" style:rel-height="scale" draw:z-index="17"><draw:image xlink:href="Pictures/100002010000035400000350A0A03637.png" xlink:type="simple" xlink:show="embed" xlink:actuate="onLoad"/></draw:frame></text:span></text:span></text:p>
      <text:h text:style-name="P40" text:outline-level="2"><text:bookmark-start text:name="__RefHeading__1114_813099022"/>Start the container<text:bookmark-end text:name="__RefHeading__1114_813099022"/></text:h>
      <text:p text:style-name="P6">Use the `docker run` command to start a docker container from the downloaded image, as shown below. This will initialize PostgreSQL database in a Docker container and make it available at port 5432 on your local machine.</text:p>
      <text:p text:style-name="Standard"><text:span text:style-name="Absatz-Standardschriftart"><text:span text:style-name="T11">Remark: For the assumed pilot use, don’t change the settings. The pilot test implementation relies on those.</text:span></text:span><text:span text:style-name="Absatz-Standardschriftart"><text:span text:style-name="T1"> </text:span></text:span><text:span text:style-name="Absatz-Standardschriftart"><text:span text:style-name="T11">Also the password has to be exactly as shown in the screenshot above. Do not change it for use of the pilot implementation – but remember it is NOT for production use.</text:span></text:span></text:p>
      <text:p text:style-name="P20">&gt; <text:s text:c="34"/>docker run --name sysml2-postgres -p 5432:5432 -e POSTGRES_PASSWORD=mysecretpassword -e POSTGRES_DB=sysml2 -d postgres</text:p>
      <text:p text:style-name="P20">1b063510047825758238a2f5afa68a92c55f0a1124471b2d1c52b5298e68da4b</text:p>
      <text:p text:style-name="P6">The above way of starting docker will make the database lose all data when the docker container is stopped or the computer running it is rebooted. Use a local volume via dockers “-v” command line parameter to prevent that. Here would be an example:</text:p>
      <text:p text:style-name="P20">&gt; run --name sysml2-postgres -v "c:\Temp\DockerVolume":/var/lib/postgresql/data -p 5432:5432 -e POSTGRES_PASSWORD=mysecretpassword -e POSTGRES_DB=sysml2 <text:s/>-d postgres</text:p>
      <text:p text:style-name="Standard"/>
      <text:p text:style-name="P6"><text:soft-page-break/>A new container is created and started in the Docker App. In the log file you can see what was executed during the startup.</text:p>
      <text:p text:style-name="P8"><text:span text:style-name="Absatz-Standardschriftart"><text:span text:style-name="T1"><draw:frame draw:style-name="fr3" draw:name="Grafik 15" text:anchor-type="as-char" svg:y="0cm" svg:width="7.999cm" style:rel-width="scale" svg:height="6.511cm" style:rel-height="scale" draw:z-index="1"><draw:image xlink:href="Pictures/10000201000004B3000003D332C9B178.png" xlink:type="simple" xlink:show="embed" xlink:actuate="onLoad"/></draw:frame></text:span></text:span></text:p>
      <text:h text:style-name="P40" text:outline-level="2"><text:bookmark-start text:name="__RefHeading__1116_813099022"/>Check with a client<text:bookmark-end text:name="__RefHeading__1116_813099022"/></text:h>
      <text:p text:style-name="P6">Once the Postgres container is running, one may consider checking the presence of the database, by connecting to it from a PostgreSQL client. This document does not describe this optional step in detail, but here is some information that may be useful:</text:p>
      <text:list xml:id="list3912376641849845624" text:style-name="L2">
        <text:list-item>
          <text:p text:style-name="P43">Host = localhost</text:p>
        </text:list-item>
        <text:list-item>
          <text:p text:style-name="P43">Port = 5432</text:p>
        </text:list-item>
        <text:list-item>
          <text:p text:style-name="P43">User = postgres</text:p>
        </text:list-item>
        <text:list-item>
          <text:p text:style-name="P43">Password = mysecretpassword</text:p>
        </text:list-item>
        <text:list-item>
          <text:p text:style-name="P43">Possible clients:</text:p>
        </text:list-item>
      </text:list>
      <text:p text:style-name="P6"/>
      <text:p text:style-name="P22"><text:bookmark-start text:name="__RefHeading__1118_813099022"/>Java - Client<text:bookmark-end text:name="__RefHeading__1118_813099022"/></text:p>
      <text:p text:style-name="P21"><text:a xlink:type="simple" xlink:href="https://jdbc.postgresql.org/" office:target-frame-name="_top" xlink:show="replace" text:style-name="Internet_20_link" text:visited-style-name="Visited_20_Internet_20_Link"><text:span text:style-name="Hyperlink"><text:span text:style-name="T1">https://jdbc.postgresql.org/</text:span></text:span></text:a></text:p>
      <text:p text:style-name="P22"/>
      <text:p text:style-name="P22"><text:bookmark-start text:name="__RefHeading__1120_813099022"/>Python - Client<text:bookmark-end text:name="__RefHeading__1120_813099022"/></text:p>
      <text:p text:style-name="P21"><text:a xlink:type="simple" xlink:href="https://www.pgcli.com/" office:target-frame-name="_top" xlink:show="replace" text:style-name="Internet_20_link" text:visited-style-name="Visited_20_Internet_20_Link"><text:span text:style-name="Hyperlink"><text:span text:style-name="T1">https://www.pgcli.com/</text:span></text:span></text:a></text:p>
      <text:p text:style-name="P6"/>
      <text:h text:style-name="P40" text:outline-level="2"><text:bookmark-start text:name="__RefHeading__1122_813099022"/>In case the container should be deleted<text:bookmark-end text:name="__RefHeading__1122_813099022"/></text:h>
      <text:p text:style-name="P6">You have two options to remove the created container. First using Docker Desktop or using PowerShell. To delete the sample docker container that was installed previously, use “docker rm sysml2-postgres”.</text:p>
      <text:p text:style-name="P18">&gt; docker rm sysml2.postgres</text:p>
      <text:p text:style-name="P6"/>
      <text:h text:style-name="P39" text:outline-level="1"><text:bookmark-start text:name="__RefHeading__1124_813099022"/>Providing a local SysML2 API service<text:bookmark-end text:name="_Toc130820028"/><text:bookmark-end text:name="_Toc130892976"/><text:bookmark-end text:name="_Toc131062008"/><text:bookmark-end text:name="__RefHeading__1124_813099022"/></text:h>
      <text:p text:style-name="Standard"><text:span text:style-name="Absatz-Standardschriftart"><text:span text:style-name="T1">If sbt is not installed, please visit the </text:span></text:span><text:span text:style-name="Absatz-Standardschriftart"><text:span text:style-name="T1"><text:bookmark-ref text:reference-format="text" text:ref-name="_Ref131065799">Appendix B - Installation of SBT</text:bookmark-ref></text:span></text:span><text:span text:style-name="Absatz-Standardschriftart"><text:span text:style-name="T1">. Clone the required resources available from </text:span></text:span><text:a xlink:type="simple" xlink:href="https://github.com/Systems-Modeling/SysML-v2-API-Services" office:target-frame-name="_top" xlink:show="replace" text:style-name="Internet_20_link" text:visited-style-name="Visited_20_Internet_20_Link"><text:span text:style-name="Hyperlink"><text:span text:style-name="T13">https://github.com/Systems-Modeling/SysML-v2-API-Services</text:span></text:span></text:a><text:span text:style-name="Absatz-Standardschriftart"><text:span text:style-name="T1">. After cloning, follow the following steps.</text:span></text:span></text:p>
      <text:p text:style-name="Standard"><text:span text:style-name="Absatz-Standardschriftart"><text:span text:style-name="T1">Note: If you do not know how to clone <text:s/>from git, use the “Download” button to download <text:s/>a ZIP archive with latest branch content. Then extract it.</text:span></text:span></text:p>
      <text:p text:style-name="P9">Remark: From now on each step may take some time, be patient it is a pilot implementation.</text:p>
      <text:p text:style-name="P6">In PowerShell, switch to the local copy of the SysML v2 API Services folder. Then take the following steps:</text:p>
      <text:p text:style-name="P18">&gt; sbt clean</text:p>
      <text:list xml:id="list3227201746360230673" text:style-name="L3">
        <text:list-header>
          <text:p text:style-name="P48"/>
        </text:list-header>
        <text:list-item>
          <text:p text:style-name="P44">if the clean was successful, now that project can be created</text:p>
        </text:list-item>
        <text:list-item>
          <text:p text:style-name="P44">during this step the content of the directory ~/.sbt/1.0/plugins is cleaned up</text:p>
        </text:list-item>
      </text:list>
      <text:p text:style-name="P17"/>
      <text:p text:style-name="P18">&gt; sbt run</text:p>
      <text:list xml:id="list2174972479153679424" text:style-name="L4">
        <text:list-header>
          <text:p text:style-name="P49"/>
        </text:list-header>
        <text:list-item>
          <text:p text:style-name="P45">now many log messages are displayed, please wait until the following line appears:<text:line-break/></text:p>
        </text:list-item>
      </text:list>
      <text:p text:style-name="P18">&gt; … (Server started, use Enter to stop …</text:p>
      <text:p text:style-name="P11"/>
      <text:p text:style-name="P6">Now you can switch to the browser and call the page localhost:9000/docs/. Now you have to wait again, because `sbt` is compiling the code. For this reason, it may take a few minutes until the server responds.</text:p>
      <text:p text:style-name="P9">Remark: The first time it takes a long time because DB structure must be created.</text:p>
      <text:p text:style-name="Standard"><text:span text:style-name="Absatz-Standardschriftart"><text:span text:style-name="T1">Done, now you have a SysML 2 service to experiment with. </text:span></text:span><text:span text:style-name="Absatz-Standardschriftart"><text:span text:style-name="T14">You can now make REST/HTTP requests to your local SysML v2 API and Services web application either via Swagger doc, or via any REST/HTTP client such as Postman.</text:span></text:span></text:p>
      <text:p text:style-name="Standard"><text:span text:style-name="Absatz-Standardschriftart"><text:span text:style-name="T12">Remark: The DB structure will be recreated on each new start of the service, because the “Hibernate” framework is by default configured to hibernate.hbm2ddl.auto=create-drop</text:span></text:span></text:p>
      <text:p text:style-name="Standard"><text:span text:style-name="Absatz-Standardschriftart"><text:span text:style-name="T15">To avoid getting your database deleted and re-initialized on each new start of the service, go to the configuration file SysML-v2-API-Services-master\conf\META-INF\persistence and find the line that sets the value of “hibernate.hbm2ddl.auto”. If you are sure you know what you are doing, you can set the value to “none” (but normally this only makes sense if you have also configured docker to keep the SQL database persistent on a local volume – see the note on adding a local docker volume in the docker-related parts of this document). Here is how the new configuration looks like:</text:span></text:span></text:p>
      <text:p text:style-name="Standard"><draw:frame draw:style-name="fr2" draw:name="graphics2" text:anchor-type="paragraph" svg:x="0cm" svg:y="0cm" svg:width="11.686cm" svg:height="0.462cm" draw:z-index="15"><draw:image xlink:href="Pictures/2000000700002E7900000252CED3D2EA.svm" xlink:type="simple" xlink:show="embed" xlink:actuate="onLoad"/></draw:frame><text:span text:style-name="Absatz-Standardschriftart"><text:span text:style-name="T15"/></text:span></text:p>
      <text:p text:style-name="Standard"><text:span text:style-name="Absatz-Standardschriftart"><text:span text:style-name="T15">Here would be a sample procedure for initializing a persistent database you will not lose on reboot*:</text:span></text:span></text:p>
      <text:list xml:id="list6173594796731808259" text:style-name="L5">
        <text:list-item>
          <text:p text:style-name="P35"><text:span text:style-name="Absatz-Standardschriftart"><text:span text:style-name="T15">Run the docker container with a local docker volume</text:span></text:span></text:p>
        </text:list-item>
        <text:list-item>
          <text:p text:style-name="P35"><text:span text:style-name="Absatz-Standardschriftart"><text:span text:style-name="T15">Ensure that the above configuration file defines hibernate.hbm2ddl.auto=</text:span></text:span><text:span text:style-name="Absatz-Standardschriftart"><text:span text:style-name="T16">create-drop</text:span></text:span></text:p>
        </text:list-item>
        <text:list-item>
          <text:p text:style-name="P35"><draw:frame text:anchor-type="paragraph" draw:z-index="18" draw:style-name="gr4" svg:width="16.819cm" svg:height="1.758cm" svg:x="-0.487cm" svg:y="1.919cm"><draw:text-box><text:p/></draw:text-box></draw:frame><draw:frame text:anchor-type="paragraph" draw:z-index="19" draw:style-name="gr5" svg:width="15.858cm" svg:height="1.267cm" svg:x="0.004cm" svg:y="1.732cm"><draw:text-box><text:p/></draw:text-box></draw:frame><draw:frame text:anchor-type="paragraph" draw:z-index="20" draw:style-name="gr6" svg:width="15.555cm" svg:height="1.191cm" svg:x="0.042cm" svg:y="0.277cm"><draw:text-box><text:p/></draw:text-box></draw:frame><draw:frame text:anchor-type="paragraph" draw:z-index="21" draw:style-name="gr7" svg:width="14.761cm" svg:height="1.625cm" svg:x="0.06cm" svg:y="0.363cm"><draw:text-box><text:p/></draw:text-box></draw:frame><text:span text:style-name="Absatz-Standardschriftart"><text:span text:style-name="T15">start sbt-run and perform all subsequent steps until the REST API is repsonsive</text:span></text:span></text:p>
        </text:list-item>
        <text:list-item>
          <text:p text:style-name="P35"><text:span text:style-name="Absatz-Standardschriftart"><text:span text:style-name="T15">change the above configuration file so it defines hibernate.hbm2ddl.auto=</text:span></text:span><text:span text:style-name="Absatz-Standardschriftart"><text:span text:style-name="T16">none</text:span></text:span></text:p>
        </text:list-item>
      </text:list>
      <text:p text:style-name="P9"><text:soft-page-break/>Remark: Here is a hint for improving performance: You can redirect output to the “nul” device to avoid wasting time on the delivery of UI output (however, the disadvantage is not be able to monitor via the UI what the service is doing).</text:p>
      <text:p text:style-name="P15">This would be the command with redirection to the “nul” device:<text:line-break/></text:p>
      <text:p text:style-name="P18">&gt; sbt run &gt; nul</text:p>
      <text:h text:style-name="Überschrift_20_2" text:outline-level="2"><text:bookmark-start text:name="__RefHeading__1126_813099022"/><text:span text:style-name="T28"><text:line-break/></text:span>Restarting the service<text:bookmark-end text:name="__RefHeading__1126_813099022"/></text:h>
      <text:p text:style-name="P6">The following notes on restarting the database and the service, once they have been taken into use was done by our experience. </text:p>
      <text:p text:style-name="Standard"><text:span text:style-name="Absatz-Standardschriftart"><text:span text:style-name="T19">After a fresh boot, you need to</text:span></text:span></text:p>
      <text:list xml:id="list8155407432147287056" text:style-name="WWNum15">
        <text:list-item>
          <text:p text:style-name="P52">Start docker desktop again, potentially via “run as administrator”</text:p>
        </text:list-item>
        <text:list-item>
          <text:p text:style-name="P52">Start the docker container with the PostGres SQL database</text:p>
        </text:list-item>
        <text:list-item>
          <text:p text:style-name="P52">Go to the folder with SysML2 API and call “sbt run” again</text:p>
        </text:list-item>
        <text:list-item>
          <text:p text:style-name="P53"><text:span text:style-name="Absatz-Standardschriftart"><text:span text:style-name="T1">Open “</text:span></text:span><text:span text:style-name="HTML_20_Code"><text:span text:style-name="T18">localhost:9000/docs</text:span></text:span><text:span text:style-name="Absatz-Standardschriftart"><text:span text:style-name="T1">/” once or even </text:span></text:span><text:span text:style-name="Absatz-Standardschriftart"><text:span text:style-name="T4">a second time</text:span></text:span></text:p>
        </text:list-item>
      </text:list>
      <text:p text:style-name="Standard"><text:span text:style-name="Absatz-Standardschriftart"><text:span text:style-name="T1"/></text:span></text:p>
      <text:p text:style-name="Standard"><text:span text:style-name="Absatz-Standardschriftart"><text:span text:style-name="T1">Wait for the SysML2 API to re-do some database table maintenance it seems to do after each new start. </text:span></text:span><text:span text:style-name="Absatz-Standardschriftart"><text:span text:style-name="T3">It is currently under investigation whether this happens by design, or due to a configuration flaw that could be addressed in this HowTo via some configuration instructions.</text:span></text:span></text:p>
      <text:p text:style-name="P8"><text:span text:style-name="Absatz-Standardschriftart"><text:span text:style-name="T1"><text:line-break/></text:span></text:span><text:span text:style-name="Absatz-Standardschriftart"><text:span text:style-name="T1"><text:line-break/></text:span></text:span><draw:frame draw:style-name="fr3" draw:name="Grafik4" text:anchor-type="as-char" svg:y="0cm" svg:width="7.514cm" style:rel-width="scale" svg:height="3.886cm" style:rel-height="scale" draw:z-index="16"><draw:image xlink:href="Pictures/10000000000003D300000200F39596AE.png" xlink:type="simple" xlink:show="embed" xlink:actuate="onLoad"/></draw:frame><text:span text:style-name="Absatz-Standardschriftart"><text:span text:style-name="T1"><text:line-break/></text:span></text:span><text:span text:style-name="Absatz-Standardschriftart"><text:span text:style-name="T1"><text:line-break/></text:span></text:span></text:p>
      <text:p text:style-name="Standard"><text:span text:style-name="Absatz-Standardschriftart"><text:span text:style-name="T11">Remark: This may take some time, especially on a slow computer. So, plan for enough time in advance!</text:span></text:span></text:p>
      <text:h text:style-name="P39" text:outline-level="1"><text:bookmark-start text:name="__RefHeading__1128_813099022"/>Testing the local SysML v2 API Pilot Service<text:bookmark-end text:name="__RefHeading__1128_813099022"/></text:h>
      <text:list xml:id="list32476151" text:continue-numbering="true" text:style-name="WWNum15">
        <text:list-header>
          <text:p text:style-name="P37"><text:span text:style-name="Absatz-Standardschriftart"><text:span text:style-name="T1">Once the Rest API responds to </text:span></text:span><text:span text:style-name="Absatz-Standardschriftart"><text:span text:style-name="T17">localhost:9000/docs/</text:span></text:span><text:span text:style-name="Absatz-Standardschriftart"><text:span text:style-name="T1">, use that page to create a dummy project as a new project, as follows:</text:span></text:span></text:p>
        </text:list-header>
      </text:list>
      <text:p text:style-name="Standard"><text:span text:style-name="Absatz-Standardschriftart"><text:span text:style-name="T1"><text:line-break/></text:span></text:span><text:span text:style-name="Absatz-Standardschriftart"><text:span text:style-name="T1"> <text:s text:c="8"/></text:span></text:span><draw:frame draw:style-name="fr3" draw:name="Grafik5" text:anchor-type="as-char" svg:y="0cm" svg:width="14.273cm" style:rel-width="scale" svg:height="13.317cm" style:rel-height="scale" draw:z-index="2"><draw:image xlink:href="Pictures/1000000000000403000003A3BA856728.png" xlink:type="simple" xlink:show="embed" xlink:actuate="onLoad"/></draw:frame></text:p>
      <text:p text:style-name="P23"/>
      <text:list xml:id="list32473097" text:continue-numbering="true" text:style-name="WWNum15">
        <text:list-header>
          <text:p text:style-name="P38"><text:span text:style-name="Absatz-Standardschriftart"><text:span text:style-name="T3">OBSERVATION: The example shown in the screenshot above is different from the default example that is shown by the API. We needed to get rid of the “id” field from the default example. It is suspected that this is the case for more of the default examples shown by the API: If you get an error message, remove the id. Then it may work.</text:span></text:span></text:p>
        </text:list-header>
      </text:list>
      <text:h text:style-name="P39" text:outline-level="1"><text:bookmark-start text:name="__RefHeading__1130_813099022"/>Run a sample python program to query for the created project<text:bookmark-end text:name="__RefHeading__1130_813099022"/></text:h>
      <text:p text:style-name="P6">The following python code can be stored in a file “Test.py” and executed with the command “python Test.py”:</text:p>
      <text:p text:style-name="P24"><text:span text:style-name="Absatz-Standardschriftart"><text:span text:style-name="T20">import requests </text:span></text:span></text:p>
      <text:p text:style-name="P24"><text:span text:style-name="Absatz-Standardschriftart"><text:span text:style-name="T20">hosturl = "http://localhost:9000"</text:span></text:span></text:p>
      <text:p text:style-name="P24"><text:span text:style-name="Absatz-Standardschriftart"><text:span text:style-name="T20">bSuccess = False</text:span></text:span></text:p>
      <text:p text:style-name="P24"><text:span text:style-name="Absatz-Standardschriftart"><text:span text:style-name="T20">try:</text:span></text:span></text:p>
      <text:p text:style-name="P24"><text:span text:style-name="Absatz-Standardschriftart"><text:span text:style-name="T20"><text:s/>response = requests.get(hosturl + "/projects")</text:span></text:span></text:p>
      <text:p text:style-name="P24"><text:span text:style-name="Absatz-Standardschriftart"><text:span text:style-name="T20"><text:s/>bSuccess = True</text:span></text:span></text:p>
      <text:p text:style-name="P24"><text:span text:style-name="Absatz-Standardschriftart"><text:span text:style-name="T20">except <text:s/>requests.exceptions.ConnectionError:</text:span></text:span></text:p>
      <text:p text:style-name="P24"><text:span text:style-name="Absatz-Standardschriftart"><text:span text:style-name="T20"><text:s/>bSuccess = False</text:span></text:span></text:p>
      <text:p text:style-name="P24"><text:span text:style-name="Absatz-Standardschriftart"><text:span text:style-name="T20"><text:s/>sErrorMessage = 'Error: Could not connect to server'</text:span></text:span></text:p>
      <text:p text:style-name="P24"><text:span text:style-name="Absatz-Standardschriftart"><text:span text:style-name="T20"><text:s/>print(sErrorMessage)</text:span></text:span></text:p>
      <text:p text:style-name="P24"><text:span text:style-name="Absatz-Standardschriftart"><text:span text:style-name="T20"/></text:span></text:p>
      <text:p text:style-name="P24"><text:span text:style-name="Absatz-Standardschriftart"><text:span text:style-name="T20">if bSuccess and response.status_code!=200:</text:span></text:span></text:p>
      <text:p text:style-name="P24"><text:span text:style-name="Absatz-Standardschriftart"><text:span text:style-name="T20"><text:s/>bSuccess = False</text:span></text:span></text:p>
      <text:p text:style-name="P24"><text:span text:style-name="Absatz-Standardschriftart"><text:span text:style-name="T20"><text:s/>sErrorMessage = 'Error during REST API call'</text:span></text:span></text:p>
      <text:p text:style-name="P24"><text:span text:style-name="Absatz-Standardschriftart"><text:span text:style-name="T20"><text:s/>print(sErrorMessage)</text:span></text:span></text:p>
      <text:p text:style-name="P24"><text:span text:style-name="Absatz-Standardschriftart"><text:span text:style-name="T20"/></text:span></text:p>
      <text:p text:style-name="P24"><text:span text:style-name="Absatz-Standardschriftart"><text:span text:style-name="T20">if bSuccess:</text:span></text:span></text:p>
      <text:p text:style-name="P24"><text:span text:style-name="Absatz-Standardschriftart"><text:span text:style-name="T20"><text:s/>print("Projects on server " + hosturl + ":")</text:span></text:span></text:p>
      <text:p text:style-name="P24"><text:span text:style-name="Absatz-Standardschriftart"><text:span text:style-name="T20"><text:s/>data = response.json()</text:span></text:span></text:p>
      <text:p text:style-name="P24"><text:span text:style-name="Absatz-Standardschriftart"><text:span text:style-name="T20"><text:s/>for response in data:</text:span></text:span></text:p>
      <text:p text:style-name="P24"><text:span text:style-name="Absatz-Standardschriftart"><text:span text:style-name="T20"><text:s text:c="5"/>print(response.get("name") + " (" + response.get("@id") + ")" )</text:span></text:span></text:p>
      <text:p text:style-name="P25"/>
      <text:h text:style-name="P39" text:outline-level="1"><text:bookmark-start text:name="__RefHeading__1132_813099022"/>Familiarize yourself with the Rest API<text:bookmark-end text:name="__RefHeading__1132_813099022"/></text:h>
      <text:p text:style-name="Standard"><text:span text:style-name="Absatz-Standardschriftart"><text:span text:style-name="T1">The following video (second part) explains the API: </text:span></text:span><text:a xlink:type="simple" xlink:href="https://www.youtube.com/watch?v=vj5BOy5G8ho" text:style-name="Internet_20_link" text:visited-style-name="Visited_20_Internet_20_Link"><text:span text:style-name="Hyperlink"><text:span text:style-name="T1">https://www.youtube.com/watch?v=vj5BOy5G8ho</text:span></text:span></text:a></text:p>
      <text:p text:style-name="Standard"><text:span text:style-name="Absatz-Standardschriftart"><text:span text:style-name="T1">There is also the SysML v2 API cookbook, which can easily be googled. </text:span></text:span></text:p>
      <text:p text:style-name="Standard"><text:span text:style-name="Absatz-Standardschriftart"><text:span text:style-name="T1">When using “commit” commands, there are multiple possible payload formats stated in the different guides. However, only one of the stated formats has been found useful when committing multiple objects which refer to each other and hence need to keep their UUIDs when being committed to the repository. This “change”-based format should be used already for the first commit to an empty project (even thought this is strictly speaking not yet a change).</text:span></text:span></text:p>
      <text:p text:style-name="Standard"><text:span text:style-name="Absatz-Standardschriftart"><text:span text:style-name="T1">The following example shows the format that has been found to work properly. </text:span></text:span></text:p>
      <text:p text:style-name="Standard"><text:span text:style-name="Absatz-Standardschriftart"><text:span text:style-name="T4">Python example of a commit with the recommended payload format:</text:span></text:span></text:p>
      <text:p text:style-name="P13"><text:span text:style-name="Absatz-Standardschriftart"><text:span text:style-name="T21">import requests</text:span></text:span></text:p>
      <text:p text:style-name="P13"><text:span text:style-name="Absatz-Standardschriftart"><text:span text:style-name="T21">import json</text:span></text:span></text:p>
      <text:p text:style-name="P13"><text:span text:style-name="Absatz-Standardschriftart"><text:span text:style-name="T21">from datetime import datetime</text:span></text:span></text:p>
      <text:p text:style-name="P13"><text:span text:style-name="Absatz-Standardschriftart"><text:span text:style-name="T21"/></text:span></text:p>
      <text:p text:style-name="P13"><text:span text:style-name="Absatz-Standardschriftart"><text:span text:style-name="T21"/></text:span></text:p>
      <text:p text:style-name="P13"><text:span text:style-name="Absatz-Standardschriftart"><text:span text:style-name="T21">host = "http://localhost:9000"</text:span></text:span></text:p>
      <text:p text:style-name="P13"><text:span text:style-name="Absatz-Standardschriftart"><text:span text:style-name="T21">timestamp = datetime.now()</text:span></text:span></text:p>
      <text:p text:style-name="P13"><text:span text:style-name="Absatz-Standardschriftart"><text:span text:style-name="T21">project_name = f"SampleProject - {timestamp}"</text:span></text:span></text:p>
      <text:p text:style-name="P13"><text:span text:style-name="Absatz-Standardschriftart"><text:span text:style-name="T21">project_body = {"@type":"Project","name": project_name,"description": "Sample commit"}</text:span></text:span></text:p>
      <text:p text:style-name="P13"><text:span text:style-name="Absatz-Standardschriftart"><text:span text:style-name="T21">project_url = f"{host}/projects" </text:span></text:span></text:p>
      <text:p text:style-name="P13"><text:span text:style-name="Absatz-Standardschriftart"><text:span text:style-name="T21">project_response = requests.post(project_url, </text:span></text:span></text:p>
      <text:p text:style-name="P13"><text:span text:style-name="Absatz-Standardschriftart"><text:span text:style-name="T21"><text:s text:c="38"/>headers={"Content-Type": "application/json"}, </text:span></text:span></text:p>
      <text:p text:style-name="P13"><text:span text:style-name="Absatz-Standardschriftart"><text:span text:style-name="T21"><text:s text:c="38"/>data=json.dumps(project_body))</text:span></text:span></text:p>
      <text:p text:style-name="P13"><text:span text:style-name="Absatz-Standardschriftart"><text:span text:style-name="T21">project_id = project_response.json()['@id']</text:span></text:span></text:p>
      <text:p text:style-name="P13"><text:span text:style-name="Absatz-Standardschriftart"><text:span text:style-name="T21"/></text:span></text:p>
      <text:p text:style-name="P13"><text:span text:style-name="Absatz-Standardschriftart"><text:span text:style-name="T21">commit_body = <text:s/>{"change": [{"payload": {"@type": "ActionDefinition", </text:span></text:span></text:p>
      <text:p text:style-name="P13"><text:span text:style-name="Absatz-Standardschriftart"><text:span text:style-name="T21"><text:s text:c="40"/>"name": "Action1",</text:span></text:span></text:p>
      <text:p text:style-name="P13"><text:span text:style-name="Absatz-Standardschriftart"><text:span text:style-name="T21"><text:s text:c="40"/>"elementId": "12b62464-19de-11ee-8b4e-009337bd64cd"</text:span></text:span></text:p>
      <text:p text:style-name="P13"><text:span text:style-name="Absatz-Standardschriftart"><text:span text:style-name="T21"><text:s text:c="39"/>},</text:span></text:span></text:p>
      <text:p text:style-name="P13"><text:span text:style-name="Absatz-Standardschriftart"><text:span text:style-name="T21"><text:s text:c="39"/>"identity":{"@id": "12b62464-19de-11ee-8b4e-009337bd64cd"}</text:span></text:span></text:p>
      <text:p text:style-name="P13"><text:span text:style-name="Absatz-Standardschriftart"><text:span text:style-name="T21"><text:s text:c="27"/>},</text:span></text:span></text:p>
      <text:p text:style-name="P13"><text:span text:style-name="Absatz-Standardschriftart"><text:span text:style-name="T21"><text:s text:c="27"/>{"payload": {"@type": "ActionDefinition", </text:span></text:span></text:p>
      <text:p text:style-name="P13"><text:span text:style-name="Absatz-Standardschriftart"><text:span text:style-name="T21"><text:s text:c="40"/>"name": "Action2",</text:span></text:span></text:p>
      <text:p text:style-name="P13"><text:span text:style-name="Absatz-Standardschriftart"><text:span text:style-name="T21"><text:s text:c="41"/>"elementId": "661a9d6b-5561-4ddb-bded-77c02d519380"</text:span></text:span></text:p>
      <text:p text:style-name="P13"><text:span text:style-name="Absatz-Standardschriftart"><text:span text:style-name="T21"><text:s text:c="39"/>},</text:span></text:span></text:p>
      <text:p text:style-name="P13"><text:span text:style-name="Absatz-Standardschriftart"><text:span text:style-name="T21"><text:s text:c="39"/>"identity":{"@id": "661a9d6b-5561-4ddb-bded-77c02d519380"}</text:span></text:span></text:p>
      <text:p text:style-name="P13"><text:span text:style-name="Absatz-Standardschriftart"><text:span text:style-name="T21"><text:s text:c="27"/>},</text:span></text:span></text:p>
      <text:p text:style-name="P13"><text:span text:style-name="Absatz-Standardschriftart"><text:span text:style-name="T21"><text:s text:c="27"/>{"payload": {"@type": "Dependency", </text:span></text:span></text:p>
      <text:p text:style-name="P13"><text:span text:style-name="Absatz-Standardschriftart"><text:span text:style-name="T21"><text:s text:c="40"/>"client": [{"@id": "12b62464-19de-11ee-8b4e-009337bd64cd"}], </text:span></text:span></text:p>
      <text:p text:style-name="P13"><text:span text:style-name="Absatz-Standardschriftart"><text:span text:style-name="T21"><text:s text:c="40"/>"relatedElement": [{"@id": "12b62464-19de-11ee-8b4e-009337bd64cd"},<text:line-break/> <text:s text:c="56"/>{"@id": "661a9d6b-5561-4ddb-bded-77c02d519380"}], </text:span></text:span></text:p>
      <text:p text:style-name="P13"><text:span text:style-name="Absatz-Standardschriftart"><text:span text:style-name="T21"><text:s text:c="40"/>"shortName": '', </text:span></text:span></text:p>
      <text:p text:style-name="P13"><text:span text:style-name="Absatz-Standardschriftart"><text:span text:style-name="T21"><text:s text:c="40"/>"source": [{"@id": "12b62464-19de-11ee-8b4e-009337bd64cd"}], </text:span></text:span></text:p>
      <text:p text:style-name="P13"><text:span text:style-name="Absatz-Standardschriftart"><text:span text:style-name="T21"><text:s text:c="40"/>"target": [{"@id": "661a9d6b-5561-4ddb-bded-77c02d519380"}], </text:span></text:span></text:p>
      <text:p text:style-name="P13"><text:span text:style-name="Absatz-Standardschriftart"><text:span text:style-name="T21"><text:s text:c="41"/>"textualRepresentation": [],</text:span></text:span></text:p>
      <text:p text:style-name="P13"><text:span text:style-name="Absatz-Standardschriftart"><text:span text:style-name="T21"><text:s text:c="40"/>"elementId": "02b62464-19de-11ee-8b4e-009337bd64cf"</text:span></text:span></text:p>
      <text:p text:style-name="P13"><text:span text:style-name="Absatz-Standardschriftart"><text:span text:style-name="T21"><text:s text:c="39"/>},</text:span></text:span></text:p>
      <text:p text:style-name="P13"><text:span text:style-name="Absatz-Standardschriftart"><text:span text:style-name="T21"><text:s text:c="39"/>"identity":{"@id": "02b62464-19de-11ee-8b4e-009337bd64cf"}</text:span></text:span></text:p>
      <text:p text:style-name="P13"><text:span text:style-name="Absatz-Standardschriftart"><text:span text:style-name="T21"><text:s text:c="27"/>}</text:span></text:span></text:p>
      <text:p text:style-name="P13"><text:span text:style-name="Absatz-Standardschriftart"><text:span text:style-name="T21"/></text:span></text:p>
      <text:p text:style-name="P13"><text:span text:style-name="Absatz-Standardschriftart"><text:span text:style-name="T21"><text:s text:c="26"/>]}</text:span></text:span></text:p>
      <text:p text:style-name="P13"><text:span text:style-name="Absatz-Standardschriftart"><text:span text:style-name="T21"/></text:span></text:p>
      <text:p text:style-name="P13"><text:span text:style-name="Absatz-Standardschriftart"><text:span text:style-name="T21">commit_post_url = f"{host}/projects/{project_id}/commits" </text:span></text:span></text:p>
      <text:p text:style-name="P13"><text:span text:style-name="Absatz-Standardschriftart"><text:span text:style-name="T21"/></text:span></text:p>
      <text:p text:style-name="P13"><text:span text:style-name="Absatz-Standardschriftart"><text:span text:style-name="T21">commit_post_response = requests.post(commit_post_url, </text:span></text:span></text:p>
      <text:p text:style-name="P13"><text:span text:style-name="Absatz-Standardschriftart"><text:span text:style-name="T21"><text:s text:c="38"/>headers={"Content-Type": "application/json"}, </text:span></text:span></text:p>
      <text:p text:style-name="P13"><text:span text:style-name="Absatz-Standardschriftart"><text:span text:style-name="T21"><text:s text:c="38"/>data=json.dumps(commit_body))</text:span></text:span></text:p>
      <text:p text:style-name="P13"><text:span text:style-name="Hyperlink"><text:span text:style-name="T21"/></text:span></text:p>
      <text:p text:style-name="P6"/>
      <text:p text:style-name="P6"><text:span text:style-name="T27">Note </text:span>that the following line is important: <text:s/><text:span text:style-name="Absatz-Standardschriftart"><text:span text:style-name="T22">"identity":{"@id": "02b62464-19de-11ee-8b4e-009337bd64cf"}</text:span></text:span></text:p>
      <text:p text:style-name="P6">It ensures that the elements are committed with the stated UUID and not with a new one. </text:p>
      <text:h text:style-name="P39" text:outline-level="1"><text:bookmark-start text:name="__RefHeading__1134_813099022"/>Install the SysML v2 reference implementation<text:line-break/><text:bookmark-end text:name="__RefHeading__1134_813099022"/></text:h>
      <text:p text:style-name="Standard"><text:span text:style-name="Absatz-Standardschriftart"><text:span text:style-name="T1">Follow these instructions: </text:span></text:span><text:a xlink:type="simple" xlink:href="https://github.com/Systems-Modeling/SysML-v2-Release/tree/master/install/jupyter" office:target-frame-name="_top" xlink:show="replace" text:style-name="Internet_20_link" text:visited-style-name="Visited_20_Internet_20_Link"><text:span text:style-name="Absatz-Standardschriftart"><text:span text:style-name="T1">https://github.com/Systems-Modeling/SysML-v2-Release/tree/master/install/jupyter</text:span></text:span></text:a></text:p>
      <text:p text:style-name="P27"><text:span text:style-name="Absatz-Standardschriftart"><text:span text:style-name="T23">IMPORTANT:</text:span></text:span></text:p>
      <text:p text:style-name="P6">The default URL of the database server is configured to a public database of a company called “Intercax”. If you don’t want to mess with their database, you need to reconfigure the database URL to point to your own local SysML2 API service:</text:p>
      <text:list xml:id="list5322887537079808417" text:style-name="L6">
        <text:list-item>
          <text:p text:style-name="P54"><text:span text:style-name="Absatz-Standardschriftart"><text:span text:style-name="T24">Open the kernel</text:span></text:span><text:span text:style-name="Absatz-Standardschriftart"><text:span text:style-name="T24">.json file.</text:span></text:span><text:span text:style-name="Absatz-Standardschriftart"><text:span text:style-name="T24"><text:line-break/></text:span></text:span><text:span text:style-name="Absatz-Standardschriftart"><text:span text:style-name="T24"><text:line-break/></text:span></text:span><text:span text:style-name="Absatz-Standardschriftart"><text:span text:style-name="T24">It can be found in </text:span></text:span><text:span text:style-name="Absatz-Standardschriftart"><text:span text:style-name="T24"><text:line-break/></text:span></text:span><text:span text:style-name="Absatz-Standardschriftart"><text:span text:style-name="T24">C:\Users\&lt;user name&gt;\AppData\Local\miniconda3\share\jupyter\kernels\sysml</text:span></text:span></text:p>
        </text:list-item>
      </text:list>
      <text:list xml:id="list36548776" text:style-name="WWNum15">
        <text:list-item>
          <text:p text:style-name="P55"><text:span text:style-name="Absatz-Standardschriftart"><text:span text:style-name="T24">Change “intercax.com” to “localhost”:</text:span></text:span></text:p>
        </text:list-item>
      </text:list>
      <text:p text:style-name="P28"><text:span text:style-name="Absatz-Standardschriftart"><text:span text:style-name="T24"><text:line-break/> <text:s text:c="6"/></text:span></text:span><draw:frame draw:style-name="fr3" draw:name="Grafik8" text:anchor-type="as-char" svg:y="0cm" svg:width="13.892cm" style:rel-width="scale" svg:height="6.251cm" style:rel-height="scale" draw:z-index="3"><draw:image xlink:href="Pictures/1000000000000315000001575505A539.png" xlink:type="simple" xlink:show="embed" xlink:actuate="onLoad"/></draw:frame></text:p>
      <text:p text:style-name="P29"/>
      <text:h text:style-name="P39" text:outline-level="1"><text:bookmark-start text:name="__RefHeading__1136_813099022"/>Try out the SysML v2 reference implementation<text:bookmark-end text:name="__RefHeading__1136_813099022"/></text:h>
      <text:p text:style-name="P10">Invoke “jupyter notebook” from a “cmd” prompt. Then open an empty SysML sheet. Paste the following into the notebook and execute it:</text:p>
      <text:p text:style-name="P26">action def GetMoney {</text:p>
      <text:p text:style-name="P26"><text:s text:c="3"/>out money;</text:p>
      <text:p text:style-name="P26">}</text:p>
      <text:p text:style-name="P26">action def MonitorPayment {</text:p>
      <text:p text:style-name="P26"><text:s text:c="3"/>in money;</text:p>
      <text:p text:style-name="P26"><text:s text:c="3"/>out clearance;</text:p>
      <text:p text:style-name="P26">}</text:p>
      <text:p text:style-name="P26">action def ProvideMusicTrack {</text:p>
      <text:p text:style-name="P26"><text:s text:c="3"/>in clearance;</text:p>
      <text:p text:style-name="P26"><text:s text:c="3"/>out music_track;</text:p>
      <text:p text:style-name="P26">}</text:p>
      <text:p text:style-name="P26">action def PlayMusicTrack {</text:p>
      <text:p text:style-name="P26"><text:s text:c="3"/>in music_track;</text:p>
      <text:p text:style-name="P26"><text:s text:c="3"/>out audio_signal;</text:p>
      <text:p text:style-name="P26">}</text:p>
      <text:p text:style-name="P26">action def ProduceSound {</text:p>
      <text:p text:style-name="P26"><text:s text:c="3"/>in audio_signal;</text:p>
      <text:p text:style-name="P26">}</text:p>
      <text:p text:style-name="P26">action def OverallUseCase {</text:p>
      <text:p text:style-name="P26"><text:s text:c="3"/>action a1:GetMoney;</text:p>
      <text:p text:style-name="P26"><text:s text:c="3"/>action a2:MonitorPayment;</text:p>
      <text:p text:style-name="P26"><text:s text:c="3"/>action a3:ProvideMusicTrack;</text:p>
      <text:p text:style-name="P26"><text:s text:c="3"/>action a4:PlayMusicTrack;</text:p>
      <text:p text:style-name="P26"><text:s text:c="3"/>action a5:ProduceSound;</text:p>
      <text:p text:style-name="P26"><text:s text:c="3"/>flow from a1.money to a2.money;</text:p>
      <text:p text:style-name="P26"><text:s text:c="3"/>flow from a2.clearance to a3.clearance;</text:p>
      <text:p text:style-name="P26"><text:s text:c="3"/>flow from a3.music_track to a4.music_track;</text:p>
      <text:p text:style-name="P26"><text:s text:c="3"/>flow from a4.audio_signal to a5.audio_signal;</text:p>
      <text:p text:style-name="P26">}</text:p>
      <text:p text:style-name="P16"/>
      <text:p text:style-name="P10">Use “%viz OverallUseCase” to visualize.</text:p>
      <text:p text:style-name="P10">Use “%publish OveralluseCase” to publish to the repository</text:p>
      <text:p text:style-name="Standard"><draw:frame draw:style-name="fr3" draw:name="Grafik9" text:anchor-type="as-char" svg:y="0cm" svg:width="14.351cm" style:rel-width="scale" svg:height="9.059cm" style:rel-height="scale" draw:z-index="4"><draw:image xlink:href="Pictures/1000000000000579000003712349D168.png" xlink:type="simple" xlink:show="embed" xlink:actuate="onLoad"/></draw:frame></text:p>
      <text:p text:style-name="P6">You can use the python script Test.py as shown further above, in order to verify that a project has been created on the server, during publication to the server:</text:p>
      <text:p text:style-name="Standard"><text:soft-page-break/><draw:frame draw:style-name="fr3" draw:name="Grafik10" text:anchor-type="as-char" svg:y="0cm" svg:width="13.166cm" style:rel-width="scale" svg:height="8.467cm" style:rel-height="scale" draw:z-index="5"><draw:image xlink:href="Pictures/100000000000026E0000019062963C2D.png" xlink:type="simple" xlink:show="embed" xlink:actuate="onLoad"/></draw:frame></text:p>
      <text:p text:style-name="P6"/>
      <text:h text:style-name="P39" text:outline-level="1"><text:bookmark-start text:name="_Ref130820862"/><text:bookmark-start text:name="_Toc130892977"/><text:bookmark-start text:name="_Toc131062012"/><text:bookmark-start text:name="__RefHeading__1138_813099022"/>Appendix A - How To, Docker Installation<text:bookmark-end text:name="_Ref130820862"/><text:bookmark-end text:name="_Toc130892977"/><text:bookmark-end text:name="_Toc131062012"/><text:bookmark-end text:name="__RefHeading__1138_813099022"/></text:h>
      <text:p text:style-name="P6">It is recommended to install and run Docker and Linux, but can also be used on Windows.</text:p>
      <text:p text:style-name="Standard"><text:span text:style-name="Absatz-Standardschriftart"><text:span text:style-name="T11">Remark: To use docker the processor’s virtualization must be enabled via Bios settings. Also, docker desktop and Cmd prompt may need to be started via “Run as administrato</text:span></text:span><text:span text:style-name="Absatz-Standardschriftart"><text:span text:style-name="T11">r”.</text:span></text:span><text:span text:style-name="Absatz-Standardschriftart"><text:span text:style-name="T1"> </text:span></text:span></text:p>
      <text:h text:style-name="P40" text:outline-level="2"><text:bookmark-start text:name="__RefHeading__1140_813099022"/>On Windows<text:bookmark-end text:name="__RefHeading__1140_813099022"/></text:h>
      <text:p text:style-name="P6">For installation of Docker please follow the next steps:</text:p>
      <text:list xml:id="list7070257962643371604" text:style-name="L7">
        <text:list-item>
          <text:p text:style-name="P46">Docker can be downloaded from https://docs.docker.com/get-docker/</text:p>
        </text:list-item>
        <text:list-item>
          <text:p text:style-name="P50"><text:span text:style-name="Absatz-Standardschriftart"><text:span text:style-name="T1">A detailed description of the installation is given at the (</text:span></text:span><text:a xlink:type="simple" xlink:href="https://docs.docker.com/desktop/install/windows-install/" office:target-frame-name="_top" xlink:show="replace" text:style-name="Internet_20_link" text:visited-style-name="Visited_20_Internet_20_Link"><text:span text:style-name="Hyperlink"><text:span text:style-name="T1">https://docs.docker.com/desktop/install/windows-install/</text:span></text:span></text:a><text:span text:style-name="Absatz-Standardschriftart"><text:span text:style-name="T1">)</text:span></text:span></text:p>
        </text:list-item>
      </text:list>
      <text:p text:style-name="P6"/>
      <text:p text:style-name="P6">The Docker installation file must be run as administrator. Now the configuration can be selected as shown below left. </text:p>
      <text:p text:style-name="P8"><text:span text:style-name="Absatz-Standardschriftart"><text:span text:style-name="T1"><draw:frame draw:style-name="fr3" draw:name="Grafik 9" text:anchor-type="as-char" svg:y="0cm" svg:width="7.5cm" style:rel-width="scale" svg:height="5.54cm" style:rel-height="scale" draw:z-index="6"><draw:image xlink:href="Pictures/1000020100000374000002643881B09A.png" xlink:type="simple" xlink:show="embed" xlink:actuate="onLoad"/></draw:frame></text:span></text:span><text:span text:style-name="Absatz-Standardschriftart"><text:span text:style-name="T1"> <text:s text:c="4"/></text:span></text:span><text:span text:style-name="Absatz-Standardschriftart"><text:span text:style-name="T1"><draw:frame draw:style-name="fr3" draw:name="Grafik 10" text:anchor-type="as-char" svg:y="0cm" svg:width="7.5cm" style:rel-width="scale" svg:height="5.54cm" style:rel-height="scale" draw:z-index="7"><draw:image xlink:href="Pictures/1000020100000374000002646C8E5241.png" xlink:type="simple" xlink:show="embed" xlink:actuate="onLoad"/></draw:frame></text:span></text:span></text:p>
      <text:p text:style-name="P6">A shortcut on the desktop is not really need, so the shortcut can be omitted and Ok can be pressed immediately. If the installation was successful, a restart of the computer is required. After the reboot, the Docker Desktop can be started. Docker must be started with admin rights. After the first start, Docker asks for future usage.</text:p>
      <text:p text:style-name="P9">Please pay attention to the license agreement given by Docker when using it.</text:p>
      <text:p text:style-name="P9"/>
      <text:p text:style-name="P8"><text:span text:style-name="Absatz-Standardschriftart"><text:span text:style-name="T1"><draw:frame draw:style-name="fr3" draw:name="Grafik 11" text:anchor-type="as-char" svg:y="0cm" svg:width="7.5cm" style:rel-width="scale" svg:height="4.69cm" style:rel-height="scale" draw:z-index="8"><draw:image xlink:href="Pictures/10000201000002B4000001B0D89FD125.png" xlink:type="simple" xlink:show="embed" xlink:actuate="onLoad"/></draw:frame></text:span></text:span></text:p>
      <text:p text:style-name="P6">After these have been accepted, Docker Desktop starts. To support further development, questions about the use of Docker can optionally be answered. However, this point can also be skipped.</text:p>
      <text:h text:style-name="P40" text:outline-level="2"><text:bookmark-start text:name="_Toc130892978"/><text:bookmark-start text:name="_Toc131062013"/><text:bookmark-start text:name="__RefHeading__1142_813099022"/><text:soft-page-break/>Install Linux Subsystem on Windows<text:bookmark-end text:name="_Toc130892978"/><text:bookmark-end text:name="_Toc131062013"/><text:bookmark-end text:name="__RefHeading__1142_813099022"/></text:h>
      <text:p text:style-name="P6">In order to start and use Docker containers correctly in Windows, a Linux extension of Windows is required. This is provided by Microsoft. If Docker starts with the following message, an update of the WSL kernel is required.</text:p>
      <text:p text:style-name="P8"><text:span text:style-name="Absatz-Standardschriftart"><text:span text:style-name="T1"><draw:frame draw:style-name="fr3" draw:name="Grafik 12" text:anchor-type="as-char" svg:y="0cm" svg:width="7.999cm" style:rel-width="scale" svg:height="2.94cm" style:rel-height="scale" draw:z-index="9"><draw:image xlink:href="Pictures/100002010000035F0000013D80B6826C.png" xlink:type="simple" xlink:show="embed" xlink:actuate="onLoad"/></draw:frame></text:span></text:span></text:p>
      <text:p text:style-name="P6">The detailed information about the installation is given in the following links. Only the necessary steps are described below.</text:p>
      <text:list xml:id="list1861149636097538102" text:style-name="L8">
        <text:list-item>
          <text:p text:style-name="P47">Installation for Windows 10, https://learn.microsoft.com/en-us/windows/wsl/install</text:p>
        </text:list-item>
        <text:list-item>
          <text:p text:style-name="P51"><text:span text:style-name="Absatz-Standardschriftart"><text:span text:style-name="T1">Manual Installation, </text:span></text:span><text:a xlink:type="simple" xlink:href="https://learn.microsoft.com/en-us/windows/wsl/install-manual" office:target-frame-name="_top" xlink:show="replace" text:style-name="Internet_20_link" text:visited-style-name="Visited_20_Internet_20_Link"><text:span text:style-name="Hyperlink"><text:span text:style-name="T1">https://learn.microsoft.com/en-us/windows/wsl/install-manual</text:span></text:span></text:a></text:p>
        </text:list-item>
      </text:list>
      <text:p text:style-name="P30"/>
      <text:h text:style-name="P40" text:outline-level="2"><text:bookmark-start text:name="_Toc131062014"/><text:bookmark-start text:name="__RefHeading__1144_813099022"/>Manual Installation<text:bookmark-end text:name="_Toc131062014"/><text:bookmark-end text:name="__RefHeading__1144_813099022"/></text:h>
      <text:p text:style-name="P6">If there is no access to the Microsoft store, the installation must be performed manually. For the installation, the PowerShell must be started with administration rights.</text:p>
      <text:p text:style-name="P18">&gt; dism.exe /online /enable-feature /featurename:Microsoft-Windows-Subsystem-Linux /all /norestart</text:p>
      <text:p text:style-name="P18"/>
      <text:p text:style-name="P19">Tool zur Imageverwaltung für die Bereitstellung</text:p>
      <text:p text:style-name="P19">Version: 10.0.19041.844</text:p>
      <text:p text:style-name="P19"/>
      <text:p text:style-name="P19">Abbildversion: 10.0.19044.2604</text:p>
      <text:p text:style-name="P19"/>
      <text:p text:style-name="P19">Features werden aktiviert</text:p>
      <text:p text:style-name="P19">[==========================100.0%==========================]</text:p>
      <text:p text:style-name="P19">Der Vorgang wurde erfolgreich beendet.</text:p>
      <text:p text:style-name="P6">- Enable virtualization</text:p>
      <text:p text:style-name="Code">&gt; dism.exe /online /enable-feature /featurename:VirtualMachinePlatform /all /norestart</text:p>
      <text:p text:style-name="Code"/>
      <text:p text:style-name="P31">Tool zur Imageverwaltung für die Bereitstellung</text:p>
      <text:p text:style-name="P31">Version: 10.0.19041.844</text:p>
      <text:p text:style-name="P31"/>
      <text:p text:style-name="P31">Abbildversion: 10.0.19044.2604</text:p>
      <text:p text:style-name="P31"/>
      <text:p text:style-name="P31">Features werden aktiviert</text:p>
      <text:p text:style-name="P31"><text:soft-page-break/>[==========================100.0%==========================]</text:p>
      <text:p text:style-name="P31">Der Vorgang wurde erfolgreich beendet.</text:p>
      <text:p text:style-name="P6">Afterwards the extension must be installed with the file wsl_update_xxx.msi. For this the installation file for the appropriate hardware must be obtained and installed. After successful installation the message appears.</text:p>
      <text:p text:style-name="P8"><text:span text:style-name="Absatz-Standardschriftart"><text:span text:style-name="T1"><draw:frame draw:style-name="fr3" draw:name="Grafik 13" text:anchor-type="as-char" svg:y="0cm" svg:width="7.999cm" style:rel-width="scale" svg:height="6.249cm" style:rel-height="scale" draw:z-index="10"><draw:image xlink:href="Pictures/10000201000001EF00000183C1234850.png" xlink:type="simple" xlink:show="embed" xlink:actuate="onLoad"/></draw:frame></text:span></text:span></text:p>
      <text:p text:style-name="P6">To check if the installation was successful, the command `wsl --list` can be executed. If the instances `docker-desktop-data` and `docker-desktop` are present, Docker is ready for further use.</text:p>
      <text:p text:style-name="Code">&gt; wsl --list</text:p>
      <text:p text:style-name="Code">Windows-Subsystem für Linux-Distributionen:</text:p>
      <text:p text:style-name="P31">docker-desktop-data (Standard)</text:p>
      <text:p text:style-name="P31">docker-desktop</text:p>
      <text:p text:style-name="Standard"/>
      <text:p text:style-name="Standard"/>
      <text:h text:style-name="P39" text:outline-level="1"><text:bookmark-start text:name="_Toc131062015"/><text:bookmark-start text:name="__RefHeading__1146_813099022"/><text:bookmark-start text:name="_Ref131065799"/>Appendix B - Installation of SBT<text:bookmark-end text:name="_Ref131065799"/> <text:bookmark-end text:name="_Toc131062015"/><text:bookmark-end text:name="__RefHeading__1146_813099022"/></text:h>
      <text:p text:style-name="P6"><text:bookmark-start text:name="_Toc131062016"/>SBT can be installed by scoop or by the installation file downloaded. First, the following instructions are based on the scoop installation, then the Windows installation is shown.</text:p>
      <text:h text:style-name="P40" text:outline-level="2"><text:bookmark-start text:name="__RefHeading__1148_813099022"/>Scoop installation<text:bookmark-end text:name="_Toc131062016"/><text:bookmark-end text:name="__RefHeading__1148_813099022"/></text:h>
      <text:p text:style-name="Standard"><text:span text:style-name="Absatz-Standardschriftart"><text:span text:style-name="T1">If no</text:span></text:span><text:span text:style-name="Absatz-Standardschriftart"><text:span text:style-name="T1">t installed scoop needs to be installed (</text:span></text:span><text:a xlink:type="simple" xlink:href="https://www.makeuseof.com/windows-install-scoop/" office:target-frame-name="_top" xlink:show="replace" text:style-name="Internet_20_link" text:visited-style-name="Visited_20_Internet_20_Link"><text:span text:style-name="Hyperlink"><text:span text:style-name="T1">https://www.makeuseof.com/windows-install-scoop/</text:span></text:span></text:a><text:span text:style-name="Absatz-Standardschriftart"><text:span text:style-name="T1">). </text:span></text:span><text:span text:style-name="Absatz-Standardschriftart"><text:span text:style-name="T6">With all that being said, let's get to installing Scoop. </text:span></text:span></text:p>
      <text:p text:style-name="P7">Open PowerShell. Inside PowerShell, type the code below:</text:p>
      <text:p text:style-name="Code"><text:span text:style-name="Absatz-Standardschriftart"><text:span text:style-name="T25"><text:s/></text:span></text:span>PS D:\&gt; <text:span text:style-name="Absatz-Standardschriftart"><text:span text:style-name="T25">iwr -useb get.scoop.sh | iex </text:span></text:span></text:p>
      <text:p text:style-name="Standard"><text:span text:style-name="Absatz-Standardschriftart"><text:span text:style-name="T5">iwr </text:span></text:span><text:span text:style-name="Absatz-Standardschriftart"><text:span text:style-name="T6">is short for Invoke Web Request. This command starts a session to access something on the internet. Altogether, this command line will download and install Scoop. </text:span></text:span></text:p>
      <text:p text:style-name="Standard"><text:span text:style-name="Absatz-Standardschriftart"><text:span text:style-name="T6">Press </text:span></text:span><text:span text:style-name="Absatz-Standardschriftart"><text:span text:style-name="T5">Enter</text:span></text:span><text:span text:style-name="Absatz-Standardschriftart"><text:span text:style-name="T6">. PowerShell will now</text:span></text:span><text:span text:style-name="Absatz-Standardschriftart"><text:span text:style-name="T6"> install Scoop. </text:span></text:span></text:p>
      <text:p text:style-name="P7">If you got an error regarding the execution policy after you entered the command line, enter the command below in PowerShell:</text:p>
      <text:p text:style-name="Code"><text:span text:style-name="Absatz-Standardschriftart"><text:span text:style-name="T25"><text:s/></text:span></text:span>PS D:\&gt; <text:span text:style-name="Absatz-Standardschriftart"><text:span text:style-name="T25">Set-ExecutionPolicy RemoteSigned -scope CurrentUser </text:span></text:span></text:p>
      <text:p text:style-name="P7">This will change the execution policy to remote signed for your account and will allow you to install Scoop. Once you have scoop installed, you can run scoop help in PowerShell or Command Prompt to get a list of the scoop commands.</text:p>
      <text:h text:style-name="Überschrift_20_2" text:outline-level="2"><text:bookmark-start text:name="_Toc131062017"/><text:bookmark-start text:name="__RefHeading__1150_813099022"/>Install sbt with scoop<text:bookmark-end text:name="_Toc131062017"/><text:bookmark-end text:name="__RefHeading__1150_813099022"/></text:h>
      <text:p text:style-name="Standard">The following picture shows the sbt installation with scoop.</text:p>
      <text:p text:style-name="P18">PS D:\&gt; scoop install sbt</text:p>
      <text:p text:style-name="P18">Installing 'sbt' (1.8.2) [64bit] from main bucket</text:p>
      <text:p text:style-name="P18">sbt-1.8.2.zip (36,9 MB) [==============================================================================================] 100%</text:p>
      <text:p text:style-name="P18">Checking hash of sbt-1.8.2.zip ... ok.</text:p>
      <text:p text:style-name="P18">Extracting sbt-1.8.2.zip ... done.</text:p>
      <text:p text:style-name="P18">Linking ~\scoop\apps\sbt\current =&gt; ~\scoop\apps\sbt\1.8.2</text:p>
      <text:p text:style-name="P18">Creating shim for 'sbt'.</text:p>
      <text:p text:style-name="P18">'sbt' (1.8.2) was installed successfully!</text:p>
      <text:h text:style-name="P40" text:outline-level="2"/>
      <text:h text:style-name="P40" text:outline-level="2"><text:bookmark-start text:name="_Toc131062018"/><text:bookmark-start text:name="__RefHeading__1152_813099022"/>Windows<text:bookmark-end text:name="_Toc131062018"/><text:bookmark-end text:name="__RefHeading__1152_813099022"/></text:h>
      <text:p text:style-name="P6">The installer for sbt is available from the following link https://www.scala-sbt.org/download.html. </text:p>
      <text:list xml:id="list32450097" text:continue-numbering="true" text:style-name="L8">
        <text:list-item>
          <text:p text:style-name="P47">Download standalone Tool for windows </text:p>
        </text:list-item>
        <text:list-item>
          <text:p text:style-name="P47">Run execution file</text:p>
        </text:list-item>
      </text:list>
      <text:p text:style-name="P15"/>
      <text:p text:style-name="P15">Done. And now the check with PowerShell:</text:p>
      <text:p text:style-name="Code">PS D:\&gt; sbt</text:p>
      <text:p text:style-name="Code">… sbt server started at local:sbt-server-d5f387fae786a18f2bda</text:p>
      <text:h text:style-name="P39" text:outline-level="1"><text:bookmark-start text:name="__RefHeading__1154_813099022"/>Setting up Programming Environments<text:bookmark-end text:name="__RefHeading__1154_813099022"/></text:h>
      <text:h text:style-name="P40" text:outline-level="2"><text:bookmark-start text:name="__RefHeading__1156_813099022"/>Setting up Java<text:bookmark-end text:name="__RefHeading__1156_813099022"/></text:h>
      <text:p text:style-name="P6">This pilot implementation uses JDK 11 for compiling and running SysML v2 API and Services. Download and setup JDK 11 on your machine. You can use Oracle JDK 11 or OpenJDK 11. </text:p>
      <text:p text:style-name="Standard"><text:a xlink:type="simple" xlink:href="https://jdk.java.net/archive/jdk" office:target-frame-name="_top" xlink:show="replace" text:style-name="Internet_20_link" text:visited-style-name="Visited_20_Internet_20_Link"><text:span text:style-name="Hyperlink"><text:span text:style-name="T1">https://jdk.java.net/archive/jdk</text:span></text:span></text:a></text:p>
      <text:p text:style-name="Standard"><text:a xlink:type="simple" xlink:href="https://www.oracle.com/de/java/technologies/downloads/" office:target-frame-name="_top" xlink:show="replace" text:style-name="Internet_20_link" text:visited-style-name="Visited_20_Internet_20_Link"><text:span text:style-name="Hyperlink"><text:span text:style-name="T1">https://www.oracle.com/de/java/technologies/downloads/</text:span></text:span></text:a></text:p>
      <text:p text:style-name="P6"/>
      <text:p text:style-name="P6"/>
      <text:h text:style-name="Überschrift_20_2" text:outline-level="2"><text:bookmark-start text:name="__RefHeading__1158_813099022"/><text:bookmark-end text:name="__RefHeading__1158_813099022"/><text:span text:style-name="Absatz-Standardschriftart"><text:span text:style-name="T1"/></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styles>
    <draw:fill-image draw:name="a1" xlink:href="Pictures/10000201000009600000018F03127FC6.png" xlink:type="simple" xlink:show="embed" xlink:actuate="onLoad"/>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3%"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Überschrift_20_1" style:display-name="Überschrift 1" style:family="paragraph" style:parent-style-name="Standard" style:next-style-name="Standard" style:default-outline-level="1">
      <style:paragraph-properties fo:margin-left="0.63cm" fo:margin-right="0cm" fo:margin-top="0.212cm" fo:margin-bottom="0.212cm" fo:hyphenation-ladder-count="no-limit" fo:text-indent="-0.63cm" style:auto-text-indent="false" fo:break-before="page" fo:background-color="#b22600" fo:keep-with-next="always">
        <style:tab-stops/>
        <style:background-image/>
      </style:paragraph-properties>
      <style:text-properties fo:color="#ffffff" style:font-name="Calibri Light" fo:font-size="14pt" style:font-name-asian="MS Gothic" style:font-size-asian="14pt" style:font-name-complex="Times New Roman" style:font-size-complex="14pt" fo:hyphenate="true" fo:hyphenation-remain-char-count="0" fo:hyphenation-push-char-count="0"/>
    </style:style>
    <style:style style:name="Überschrift_20_2" style:display-name="Überschrift 2" style:family="paragraph" style:parent-style-name="Standard" style:next-style-name="Standard" style:default-outline-level="2">
      <style:paragraph-properties fo:margin-top="0.071cm" fo:margin-bottom="0cm" fo:hyphenation-ladder-count="no-limit" fo:keep-with-next="always"/>
      <style:text-properties fo:color="#b43412" style:font-name="Calibri Light" fo:font-size="13pt" style:font-name-asian="MS Gothic" style:font-size-asian="13pt" style:font-name-complex="Times New Roman" style:font-size-complex="13pt" fo:hyphenate="true" fo:hyphenation-remain-char-count="0" fo:hyphenation-push-char-count="0"/>
    </style:style>
    <style:style style:name="Überschrift_20_3" style:display-name="Überschrift 3" style:family="paragraph" style:parent-style-name="Standard" style:next-style-name="Standard" style:default-outline-level="3">
      <style:paragraph-properties fo:margin-top="0.071cm" fo:margin-bottom="0cm" fo:hyphenation-ladder-count="no-limit" fo:keep-with-next="always"/>
      <style:text-properties fo:color="#b51d28" style:font-name="Calibri Light" fo:font-size="12pt" style:font-name-asian="MS Gothic" style:font-size-asian="12pt" style:font-name-complex="Times New Roman" style:font-size-complex="12pt" fo:hyphenate="true" fo:hyphenation-remain-char-count="0" fo:hyphenation-push-char-count="0"/>
    </style:style>
    <style:style style:name="Überschrift_20_4" style:display-name="Überschrift 4" style:family="paragraph" style:parent-style-name="Standard" style:next-style-name="Standard" style:default-outline-level="4">
      <style:paragraph-properties fo:margin-top="0.071cm" fo:margin-bottom="0cm" fo:hyphenation-ladder-count="no-limit" fo:keep-with-next="always"/>
      <style:text-properties fo:color="#b43412"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5" style:display-name="Überschrift 5" style:family="paragraph" style:parent-style-name="Standard" style:next-style-name="Standard" style:default-outline-level="5">
      <style:paragraph-properties fo:margin-top="0.071cm" fo:margin-bottom="0cm" fo:hyphenation-ladder-count="no-limit" fo:keep-with-next="always"/>
      <style:text-properties fo:color="#b43412" style:font-name="Calibri Light" style:font-name-asian="MS Gothic" style:font-name-complex="Times New Roman" fo:hyphenate="true" fo:hyphenation-remain-char-count="0" fo:hyphenation-push-char-count="0"/>
    </style:style>
    <style:style style:name="Überschrift_20_6" style:display-name="Überschrift 6" style:family="paragraph" style:parent-style-name="Standard" style:next-style-name="Standard" style:default-outline-level="6">
      <style:paragraph-properties fo:margin-top="0.071cm" fo:margin-bottom="0cm" fo:hyphenation-ladder-count="no-limit" fo:keep-with-next="always"/>
      <style:text-properties fo:color="#77230c" style:font-name="Calibri Light" style:font-name-asian="MS Gothic" style:font-name-complex="Times New Roman" fo:hyphenate="true" fo:hyphenation-remain-char-count="0" fo:hyphenation-push-char-count="0"/>
    </style:style>
    <style:style style:name="Überschrift_20_7" style:display-name="Überschrift 7" style:family="paragraph" style:parent-style-name="Standard" style:next-style-name="Standard" style:default-outline-level="7">
      <style:paragraph-properties fo:margin-top="0.071cm" fo:margin-bottom="0cm" fo:hyphenation-ladder-count="no-limit" fo:keep-with-next="always"/>
      <style:text-properties fo:color="#77230c"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8" style:display-name="Überschrift 8" style:family="paragraph" style:parent-style-name="Standard" style:next-style-name="Standard" style:default-outline-level="8">
      <style:paragraph-properties fo:margin-top="0.071cm" fo:margin-bottom="0cm" fo:hyphenation-ladder-count="no-limit" fo:keep-with-next="always"/>
      <style:text-properties fo:color="#272727" style:font-name="Calibri Light" fo:font-size="10.5pt" style:font-name-asian="MS Gothic" style:font-size-asian="10.5pt" style:font-name-complex="Times New Roman" style:font-size-complex="10.5pt" fo:hyphenate="true" fo:hyphenation-remain-char-count="0" fo:hyphenation-push-char-count="0"/>
    </style:style>
    <style:style style:name="Überschrift_20_9" style:display-name="Überschrift 9" style:family="paragraph" style:parent-style-name="Standard" style:next-style-name="Standard" style:default-outline-level="9">
      <style:paragraph-properties fo:margin-top="0.071cm" fo:margin-bottom="0cm" fo:hyphenation-ladder-count="no-limit" fo:keep-with-next="always"/>
      <style:text-properties fo:color="#272727" style:font-name="Calibri Light" fo:font-size="10.5pt" fo:font-style="italic" style:font-name-asian="MS Gothic" style:font-size-asian="10.5pt" style:font-style-asian="italic" style:font-name-complex="Times New Roman" style:font-size-complex="10.5pt" style:font-style-complex="italic" fo:hyphenate="tru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Kommentartext" style:family="paragraph" style:parent-style-name="Standard">
      <style:paragraph-properties fo:hyphenation-ladder-count="no-limit"/>
      <style:text-properties fo:font-size="10pt" style:font-size-asian="10pt" style:font-size-complex="10pt" fo:hyphenate="true" fo:hyphenation-remain-char-count="0" fo:hyphenation-push-char-count="0"/>
    </style:style>
    <style:style style:name="Sprechblasentext" style:family="paragraph" style:parent-style-name="Standard">
      <style:paragraph-properties fo:margin-top="0cm" fo:margin-bottom="0cm" fo:hyphenation-ladder-count="no-limit"/>
      <style:text-properties style:font-name="Segoe UI" fo:font-size="9pt" style:font-name-asian="MS Mincho" style:font-size-asian="9pt" style:font-name-complex="Segoe UI" style:font-size-complex="9pt" fo:hyphenate="true" fo:hyphenation-remain-char-count="0" fo:hyphenation-push-char-count="0"/>
    </style:style>
    <style:style style:name="Titel" style:family="paragraph" style:parent-style-name="Standard" style:next-style-name="Standard">
      <style:paragraph-properties fo:margin-top="0cm" fo:margin-bottom="0cm" fo:hyphenation-ladder-count="no-limit"/>
      <style:text-properties style:font-name="Calibri Light" fo:font-size="28pt" style:font-name-asian="MS Gothic" style:font-size-asian="28pt" style:font-name-complex="Times New Roman" style:font-size-complex="28pt" fo:hyphenate="true" fo:hyphenation-remain-char-count="0" fo:hyphenation-push-char-count="0"/>
    </style:style>
    <style:style style:name="Verzeichnis_20_1" style:display-name="Verzeichnis 1" style:family="paragraph" style:parent-style-name="Standard" style:next-style-name="Standard">
      <style:paragraph-properties fo:margin-top="0cm" fo:margin-bottom="0.176cm" fo:hyphenation-ladder-count="no-limit"/>
      <style:text-properties fo:hyphenate="true" fo:hyphenation-remain-char-count="0" fo:hyphenation-push-char-count="0"/>
    </style:style>
    <style:style style:name="Verzeichnis_20_2" style:display-name="Verzeichnis 2" style:family="paragraph" style:parent-style-name="Standard" style:next-style-name="Standard">
      <style:paragraph-properties fo:margin-left="0.38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3" style:display-name="Verzeichnis 3" style:family="paragraph" style:parent-style-name="Standard" style:next-style-name="Standard">
      <style:paragraph-properties fo:margin-left="0.77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4" style:display-name="Verzeichnis 4" style:family="paragraph" style:parent-style-name="Standard" style:next-style-name="Standard">
      <style:paragraph-properties fo:margin-left="1.16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Fuß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Beschriftung" style:family="paragraph" style:parent-style-name="Standard" style:next-style-name="Standard">
      <style:paragraph-properties fo:margin-top="0cm" fo:margin-bottom="0.353cm" fo:hyphenation-ladder-count="no-limit"/>
      <style:text-properties fo:color="#505046" fo:font-size="9pt" fo:font-style="italic" style:font-size-asian="9pt" style:font-style-asian="italic" style:font-size-complex="9pt" style:font-style-complex="italic" fo:hyphenate="true" fo:hyphenation-remain-char-count="0" fo:hyphenation-push-char-count="0"/>
    </style:style>
    <style:style style:name="Kopf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Fuß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Überarbeitung" style:family="paragraph">
      <style:paragraph-properties fo:margin-top="0cm" fo:margin-bottom="0cm" fo:line-height="100%" fo:hyphenation-ladder-count="no-limit"/>
      <style:text-properties fo:hyphenate="true" fo:hyphenation-remain-char-count="0" fo:hyphenation-push-char-count="0"/>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true" fo:hyphenation-remain-char-count="0" fo:hyphenation-push-char-count="0"/>
    </style:style>
    <style:style style:name="paragraph" style:family="paragraph" style:parent-style-name="Standard">
      <style:paragraph-properties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Kein_20_Leerraum" style:display-name="Kein Leerraum" style:family="paragraph">
      <style:paragraph-properties fo:margin-top="0cm" fo:margin-bottom="0cm" fo:line-height="100%" fo:hyphenation-ladder-count="no-limit"/>
      <style:text-properties style:font-name-asian="MS Mincho" style:language-asian="de" style:country-asian="DE" fo:hyphenate="true" fo:hyphenation-remain-char-count="0" fo:hyphenation-push-char-count="0"/>
    </style:style>
    <style:style style:name="Untertitel" style:family="paragraph" style:parent-style-name="Standard" style:next-style-name="Standard">
      <style:paragraph-properties fo:hyphenation-ladder-count="no-limit"/>
      <style:text-properties fo:color="#5a5a5a" style:font-name-asian="MS Mincho" fo:hyphenate="true" fo:hyphenation-remain-char-count="0" fo:hyphenation-push-char-count="0"/>
    </style:style>
    <style:style style:name="Zitat" style:family="paragraph" style:parent-style-name="Standard" style:next-style-name="Standard">
      <style:paragraph-properties fo:margin-left="1.524cm" fo:margin-right="1.524cm" fo:margin-top="0.353cm" fo:margin-bottom="0.282cm" fo:text-align="center" style:justify-single-word="false" fo:hyphenation-ladder-count="no-limit" fo:text-indent="0cm" style:auto-text-indent="false">
        <style:tab-stops/>
      </style:paragraph-properties>
      <style:text-properties fo:color="#404040" fo:font-style="italic" style:font-style-asian="italic" style:font-style-complex="italic" fo:hyphenate="true" fo:hyphenation-remain-char-count="0" fo:hyphenation-push-char-count="0"/>
    </style:style>
    <style:style style:name="Intensives_20_Zitat" style:display-name="Intensives Zitat" style:family="paragraph" style:parent-style-name="Standard" style:next-style-name="Standard">
      <style:paragraph-properties fo:margin-left="1.524cm" fo:margin-right="1.524cm" fo:margin-top="0.635cm" fo:margin-bottom="0.635cm" fo:text-align="center" style:justify-single-word="false" fo:hyphenation-ladder-count="no-limit" fo:text-indent="0cm" style:auto-text-indent="false">
        <style:tab-stops/>
      </style:paragraph-properties>
      <style:text-properties fo:color="#e84c22" fo:font-style="italic" style:font-style-asian="italic" style:font-style-complex="italic" fo:hyphenate="true" fo:hyphenation-remain-char-count="0" fo:hyphenation-push-char-count="0"/>
    </style:style>
    <style:style style:name="Verzeichnis_20_5" style:display-name="Verzeichnis 5" style:family="paragraph" style:parent-style-name="Standard" style:next-style-name="Standard">
      <style:paragraph-properties fo:margin-left="1.552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6" style:display-name="Verzeichnis 6" style:family="paragraph" style:parent-style-name="Standard" style:next-style-name="Standard">
      <style:paragraph-properties fo:margin-left="1.9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7" style:display-name="Verzeichnis 7" style:family="paragraph" style:parent-style-name="Standard" style:next-style-name="Standard">
      <style:paragraph-properties fo:margin-left="2.32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8" style:display-name="Verzeichnis 8" style:family="paragraph" style:parent-style-name="Standard" style:next-style-name="Standard">
      <style:paragraph-properties fo:margin-left="2.71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9" style:display-name="Verzeichnis 9" style:family="paragraph" style:parent-style-name="Standard" style:next-style-name="Standard">
      <style:paragraph-properties fo:margin-left="3.10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End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Standard_20__28_Web_29_" style:display-name="Standard (Web)" style:family="paragraph" style:parent-style-name="Standard">
      <style:paragraph-properties fo:margin-top="0.176cm" fo:margin-bottom="0.176cm" fo:line-height="100%"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BfTableTextBold" style:family="paragraph" style:parent-style-name="Standard">
      <style:paragraph-properties fo:margin-top="0.071cm" fo:margin-bottom="0.071cm" fo:line-height="100%" fo:orphans="0" fo:widows="0" fo:hyphenation-ladder-count="no-limit"/>
      <style:text-properties style:font-name="Times New Roman" fo:font-size="10pt" fo:language="de" fo:country="CH" fo:font-weight="bold" style:letter-kerning="true" style:font-name-asian="Times New Roman" style:font-size-asian="10pt" style:language-asian="de" style:country-asian="CH" style:font-weight-asian="bold" style:font-name-complex="Times New Roman" style:font-size-complex="10pt" fo:hyphenate="false" fo:hyphenation-remain-char-count="0" fo:hyphenation-push-char-count="0"/>
    </style:style>
    <style:style style:name="Code" style:family="paragraph" style:parent-style-name="Standard" style:auto-update="true">
      <style:paragraph-properties fo:margin-left="1cm" fo:margin-right="0.919cm" fo:margin-top="0.423cm" fo:margin-bottom="0.423cm" fo:line-height="100%" fo:hyphenation-ladder-count="no-limit" fo:text-indent="0cm" style:auto-text-indent="false" fo:background-color="#000000" fo:padding-left="0.141cm" fo:padding-right="0.141cm" fo:padding-top="0.035cm" fo:padding-bottom="0.035cm" fo:border="0.018cm solid #000000" style:shadow="none">
        <style:tab-stops/>
        <style:background-image/>
      </style:paragraph-properties>
      <style:text-properties fo:color="#baff5f" style:font-name="Courier New" fo:font-size="8pt" fo:language="en" fo:country="US" style:font-size-asian="8pt" fo:hyphenate="true" fo:hyphenation-remain-char-count="0" fo:hyphenation-push-char-count="0"/>
    </style:style>
    <style:style style:name="HTML_20_Vorformatiert" style:display-name="HTML Vorformatiert" style:family="paragraph" style:parent-style-name="Standard">
      <style:paragraph-properties fo:margin-top="0cm" fo:margin-bottom="0cm"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de" style:country-asian="DE" style:font-name-complex="Courier New" style:font-size-complex="10pt" fo:hyphenate="true" fo:hyphenation-remain-char-count="0" fo:hyphenation-push-char-count="0"/>
    </style:style>
    <style:style style:name="Text_20_body" style:display-name="Text body" style:family="paragraph" style:parent-style-name="Standard" style:class="text">
      <style:paragraph-properties fo:margin-top="0cm" fo:margin-bottom="0.212cm" fo:line-height="100%" fo:orphans="0" fo:widows="0" fo:hyphenation-ladder-count="no-limit"/>
      <style:text-properties style:font-name="Times New Roman" fo:font-size="10pt" fo:language="de" fo:country="CH" style:letter-kerning="true" style:font-name-asian="Times New Roman" style:font-size-asian="10pt" style:language-asian="de" style:country-asian="CH" style:font-name-complex="Times New Roman" style:font-size-complex="10pt" fo:hyphenate="false" fo:hyphenation-remain-char-count="0" fo:hyphenation-push-char-count="0"/>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1"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bsatz-Standardschriftart" style:family="text"/>
    <style:style style:name="Überschrift_20_1_20_Zchn" style:display-name="Überschrift 1 Zchn" style:family="text" style:parent-style-name="Absatz-Standardschriftart">
      <style:text-properties fo:color="#ffffff" style:font-name="Calibri Light" fo:font-size="14pt" fo:background-color="#b22600" style:font-name-asian="MS Gothic" style:font-size-asian="14pt" style:font-name-complex="Times New Roman" style:font-size-complex="14pt"/>
    </style:style>
    <style:style style:name="Überschrift_20_3_20_Zchn" style:display-name="Überschrift 3 Zchn" style:family="text" style:parent-style-name="Absatz-Standardschriftart">
      <style:text-properties fo:color="#b51d28" style:font-name="Calibri Light" fo:font-size="12pt" fo:language="de" fo:country="DE" style:font-name-asian="MS Gothic" style:font-size-asian="12pt" style:font-name-complex="Times New Roman" style:font-size-complex="12pt"/>
    </style:style>
    <style:style style:name="Überschrift_20_2_20_Zchn" style:display-name="Überschrift 2 Zchn" style:family="text" style:parent-style-name="Absatz-Standardschriftart">
      <style:text-properties fo:color="#b43412" style:font-name="Calibri Light" fo:font-size="13pt" fo:language="de" fo:country="DE" style:font-name-asian="MS Gothic" style:font-size-asian="13pt" style:font-name-complex="Times New Roman" style:font-size-complex="13pt"/>
    </style:style>
    <style:style style:name="Kommentartext_20_Zchn" style:display-name="Kommentartext Zchn" style:family="text" style:parent-style-name="Absatz-Standardschriftart">
      <style:text-properties fo:font-size="10pt" fo:language="de" fo:country="DE" style:font-size-asian="10pt" style:font-size-complex="10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Segoe UI" fo:font-size="9pt" fo:language="de" fo:country="DE" style:font-name-asian="MS Mincho" style:font-size-asian="9pt" style:font-name-complex="Segoe UI" style:font-size-complex="9pt"/>
    </style:style>
    <style:style style:name="Titel_20_Zchn" style:display-name="Titel Zchn" style:family="text" style:parent-style-name="Absatz-Standardschriftart">
      <style:text-properties style:font-name="Calibri Light" fo:font-size="28pt" fo:language="de" fo:country="DE" style:font-name-asian="MS Gothic" style:font-size-asian="28pt" style:font-name-complex="Times New Roman" style:font-size-complex="28pt"/>
    </style:style>
    <style:style style:name="Überschrift_20_4_20_Zchn" style:display-name="Überschrift 4 Zchn" style:family="text" style:parent-style-name="Absatz-Standardschriftart">
      <style:text-properties fo:color="#b43412" style:font-name="Calibri Light" fo:language="de" fo:country="DE" fo:font-style="italic" style:font-name-asian="MS Gothic" style:font-style-asian="italic" style:font-name-complex="Times New Roman" style:font-style-complex="italic"/>
    </style:style>
    <style:style style:name="Hyperlink" style:family="text" style:parent-style-name="Absatz-Standardschriftart">
      <style:text-properties fo:color="#cc9900" style:text-underline-style="solid" style:text-underline-width="auto" style:text-underline-color="font-color" style:text-underline-mode="continuous" style:text-overline-mode="continuous" style:text-line-through-mode="continuous"/>
    </style:style>
    <style:style style:name="Fußnotenzeichen" style:family="text" style:parent-style-name="Absatz-Standardschriftart">
      <style:text-properties style:text-position="super 64%"/>
    </style:style>
    <style:style style:name="Fußnotentext_20_Zchn" style:display-name="Fußnotentext Zchn" style:family="text" style:parent-style-name="Absatz-Standardschriftart">
      <style:text-properties fo:font-size="10pt" fo:language="de" fo:country="DE" style:font-size-asian="10pt" style:font-size-complex="10pt"/>
    </style:style>
    <style:style style:name="Überschrift_20_5_20_Zchn" style:display-name="Überschrift 5 Zchn" style:family="text" style:parent-style-name="Absatz-Standardschriftart">
      <style:text-properties fo:color="#b43412" style:font-name="Calibri Light" fo:language="de" fo:country="DE" style:font-name-asian="MS Gothic" style:font-name-complex="Times New Roman"/>
    </style:style>
    <style:style style:name="fontstyle31" style:family="text" style:parent-style-name="Absatz-Standardschriftart">
      <style:text-properties fo:color="#000000" style:font-name="Times New Roman" fo:font-size="11pt" fo:font-style="italic" fo:font-weight="bold" style:font-size-asian="11pt" style:font-style-asian="italic" style:font-weight-asian="bold" style:font-name-complex="Times New Roman" style:font-size-complex="11pt" style:font-style-complex="italic" style:font-weight-complex="bold"/>
    </style:style>
    <style:style style:name="Kopfzeile_20_Zchn" style:display-name="Kopfzeile Zchn" style:family="text" style:parent-style-name="Absatz-Standardschriftart">
      <style:text-properties fo:language="de" fo:country="DE"/>
    </style:style>
    <style:style style:name="Fußzeile_20_Zchn" style:display-name="Fußzeile Zchn" style:family="text" style:parent-style-name="Absatz-Standardschriftart">
      <style:text-properties fo:language="de" fo:country="DE"/>
    </style:style>
    <style:style style:name="Nicht_20_aufgelöste_20_Erwähnung" style:display-name="Nicht aufgelöste Erwähnung" style:family="text" style:parent-style-name="Absatz-Standardschriftart">
      <style:text-properties fo:color="#605e5c" fo:background-color="#e1dfdd"/>
    </style:style>
    <style:style style:name="Kommentarthema_20_Zchn" style:display-name="Kommentarthema Zchn" style:family="text" style:parent-style-name="Kommentartext_20_Zchn">
      <style:text-properties fo:font-size="10pt" fo:language="de" fo:country="DE" fo:font-weight="bold" style:font-size-asian="10pt" style:font-weight-asian="bold" style:font-size-complex="10pt" style:font-weight-complex="bold"/>
    </style:style>
    <style:style style:name="normaltextrun" style:family="text" style:parent-style-name="Absatz-Standardschriftart"/>
    <style:style style:name="eop" style:family="text" style:parent-style-name="Absatz-Standardschriftart"/>
    <style:style style:name="scxw170187175" style:family="text" style:parent-style-name="Absatz-Standardschriftart"/>
    <style:style style:name="scxw236143546" style:family="text" style:parent-style-name="Absatz-Standardschriftart"/>
    <style:style style:name="Kein_20_Leerraum_20_Zchn" style:display-name="Kein Leerraum Zchn" style:family="text" style:parent-style-name="Absatz-Standardschriftart">
      <style:text-properties style:font-name-asian="MS Mincho" style:language-asian="de" style:country-asian="DE"/>
    </style:style>
    <style:style style:name="tabchar" style:family="text" style:parent-style-name="Absatz-Standardschriftart"/>
    <style:style style:name="Überschrift_20_6_20_Zchn" style:display-name="Überschrift 6 Zchn" style:family="text" style:parent-style-name="Absatz-Standardschriftart">
      <style:text-properties fo:color="#77230c" style:font-name="Calibri Light" fo:language="de" fo:country="DE" style:font-name-asian="MS Gothic" style:font-name-complex="Times New Roman"/>
    </style:style>
    <style:style style:name="Überschrift_20_7_20_Zchn" style:display-name="Überschrift 7 Zchn" style:family="text" style:parent-style-name="Absatz-Standardschriftart">
      <style:text-properties fo:color="#77230c" style:font-name="Calibri Light" fo:language="de" fo:country="DE" fo:font-style="italic" style:font-name-asian="MS Gothic" style:font-style-asian="italic" style:font-name-complex="Times New Roman" style:font-style-complex="italic"/>
    </style:style>
    <style:style style:name="Überschrift_20_8_20_Zchn" style:display-name="Überschrift 8 Zchn" style:family="text" style:parent-style-name="Absatz-Standardschriftart">
      <style:text-properties fo:color="#272727" style:font-name="Calibri Light" fo:font-size="10.5pt" fo:language="de" fo:country="DE" style:font-name-asian="MS Gothic" style:font-size-asian="10.5pt" style:font-name-complex="Times New Roman" style:font-size-complex="10.5pt"/>
    </style:style>
    <style:style style:name="Überschrift_20_9_20_Zchn" style:display-name="Überschrift 9 Zchn" style:family="text" style:parent-style-name="Absatz-Standardschriftart">
      <style:text-properties fo:color="#272727" style:font-name="Calibri Light" fo:font-size="10.5pt" fo:language="de" fo:country="DE" fo:font-style="italic" style:font-name-asian="MS Gothic" style:font-size-asian="10.5pt" style:font-style-asian="italic" style:font-name-complex="Times New Roman" style:font-size-complex="10.5pt" style:font-style-complex="italic"/>
    </style:style>
    <style:style style:name="Untertitel_20_Zchn" style:display-name="Untertitel Zchn" style:family="text" style:parent-style-name="Absatz-Standardschriftart">
      <style:text-properties fo:color="#5a5a5a" style:font-name="Calibri" fo:language="de" fo:country="DE" style:font-name-asian="MS Mincho" style:font-name-complex="Arial"/>
    </style:style>
    <style:style style:name="Zitat_20_Zchn" style:display-name="Zitat Zchn" style:family="text" style:parent-style-name="Absatz-Standardschriftart">
      <style:text-properties fo:color="#404040" fo:language="de" fo:country="DE" fo:font-style="italic" style:font-style-asian="italic" style:font-style-complex="italic"/>
    </style:style>
    <style:style style:name="Intensives_20_Zitat_20_Zchn" style:display-name="Intensives Zitat Zchn" style:family="text" style:parent-style-name="Absatz-Standardschriftart">
      <style:text-properties fo:color="#e84c22" fo:language="de" fo:country="DE" fo:font-style="italic" style:font-style-asian="italic" style:font-style-complex="italic"/>
    </style:style>
    <style:style style:name="Endnotentext_20_Zchn" style:display-name="Endnotentext Zchn" style:family="text" style:parent-style-name="Absatz-Standardschriftart">
      <style:text-properties fo:font-size="10pt" fo:language="de" fo:country="DE" style:font-size-asian="10pt" style:font-size-complex="10pt"/>
    </style:style>
    <style:style style:name="Hervorhebung" style:family="text" style:parent-style-name="Absatz-Standardschriftart">
      <style:text-properties fo:font-style="italic" style:font-style-asian="italic" style:font-style-complex="italic"/>
    </style:style>
    <style:style style:name="Code_20_Zchn" style:display-name="Code Zchn" style:family="text" style:parent-style-name="Absatz-Standardschriftart">
      <style:text-properties fo:color="#baff5f" style:font-name="Courier New" fo:font-size="8pt" fo:language="en" fo:country="US" fo:background-color="#000000" style:font-size-asian="8pt"/>
    </style:style>
    <style:style style:name="HTML_20_Vorformatiert_20_Zchn" style:display-name="HTML Vorformatiert Zchn" style:family="text" style:parent-style-name="Absatz-Standardschriftart">
      <style:text-properties style:font-name="Courier New" fo:font-size="10pt" style:font-name-asian="Times New Roman" style:font-size-asian="10pt" style:language-asian="de" style:country-asian="DE" style:font-name-complex="Courier New" style:font-size-complex="10pt"/>
    </style:style>
    <style:style style:name="HTML_20_Code" style:display-name="HTML Code" style:family="text" style:parent-style-name="Absatz-Standardschriftart">
      <style:text-properties style:font-name="Courier New" fo:font-size="10pt" style:font-name-asian="Times New Roman" style:font-size-asian="10pt" style:font-name-complex="Courier New" style:font-size-complex="10pt"/>
    </style:style>
    <style:style style:name="hljs-keyword" style:family="text" style:parent-style-name="Absatz-Standardschriftart"/>
    <style:style style:name="Fett" style:family="text" style:parent-style-name="Absatz-Standardschriftart">
      <style:text-properties fo:font-weight="bold" style:font-weight-asian="bold" style:font-weight-complex="bold"/>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alibri" style:font-name-asian="Calibri" style:font-name-complex="Calibri"/>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Calibri" style:font-name-asian="Calibri" style:font-name-complex="Aria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WW_5f_CharLFO2LVL1" text:bullet-char="">
        <style:list-level-properties text:list-level-position-and-space-mode="label-alignment">
          <style:list-level-label-alignment text:label-followed-by="listtab" fo:text-indent="-0.635cm" fo:margin-left="0.43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1.70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2.974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4.244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5.514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6.784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054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9.324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0.5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ußnotenzeichen" text:citation-body-style-name="Fußnotenzeichen"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FAs Working group
How To SETUP A SYSML V2
pilot installation</dc:title>
    <dc:description/>
    <dc:subject/>
    <meta:initial-creator>Jesko Lamm, Tim Weilkiens, Axel Berres</meta:initial-creator>
    <dc:creator>J L</dc:creator>
    <meta:creation-date>2023-03-30T09:56:00Z</meta:creation-date>
    <dc:date>2023-07-20T12:21:58.83</dc:date>
    <meta:print-date>2021-11-10T10:09:00Z</meta:print-date>
    <meta:editing-cycles>29</meta:editing-cycles>
    <meta:editing-duration>PT5H13M11S</meta:editing-duration>
    <meta:document-statistic meta:table-count="0" meta:image-count="16" meta:object-count="0" meta:page-count="19" meta:paragraph-count="308" meta:word-count="2866" meta:character-count="20807"/>
    <meta:user-defined meta:name="ContentTypeId">0x010100ABF2351D8D067F4587FB0FF6F85F4613</meta:user-defined>
    <meta:template xlink:type="simple" xlink:actuate="onRequest" xlink:title="" xlink:href="Normal.dotm"/>
  </office:meta>
</office:document-meta>
</file>